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modern" style:font-pitch="fixed"/>
    <style:font-face style:name="Georgia" svg:font-family="Georgia" style:font-family-generic="roman" style:font-pitch="variable"/>
    <style:font-face style:name="Trebuchet MS" svg:font-family="'Trebuchet MS'" style:font-family-generic="swiss" style:font-pitch="variable"/>
    <style:font-face style:name="Verdana" svg:font-family="Verdana" style:font-family-generic="swiss" style:font-pitch="variable"/>
  </office:font-face-decls>
  <office:automatic-styles>
    <style:style style:name="_col-Sheet1" style:family="table-column">
      <style:table-column-properties fo:break-before="auto" style:column-width="1.25in"/>
    </style:style>
    <style:style style:name="_row-Sheet1" style:family="table-row">
      <style:table-row-properties style:row-height="0.17708333333333331in" fo:break-before="auto"/>
    </style:style>
    <style:style style:name="1,1cel-Sheet1" style:family="table-cell" style:parent-style-name="Default">
      <style:paragraph-properties fo:text-align="center"/>
      <style:text-properties fo:color="#808080" fo:font-weight="bold"/>
    </style:style>
    <style:style style:name="1,2cel-Sheet1" style:family="table-cell" style:parent-style-name="Default">
      <style:paragraph-properties fo:text-align="center"/>
      <style:text-properties fo:font-weight="bold"/>
    </style:style>
    <number:date-style style:name="N2,1cel-Sheet1">
      <number:month/>
      <number:text>/</number:text>
      <number:day/>
      <number:text>/</number:text>
      <number:year number:style="long"/>
      <number:text> </number:text>
      <number:hours/>
      <number:text>:</number:text>
      <number:minutes number:style="long"/>
      <number:text>:</number:text>
      <number:seconds number:style="long"/>
    </number:date-style>
    <style:style style:name="2,1cel-Sheet1" style:family="table-cell" style:parent-style-name="Default" style:data-style-name="N2,1cel-Sheet1">
      <style:table-cell-properties fo:background-color="#EEEEEE"/>
      <style:text-properties fo:color="#808080"/>
    </style:style>
    <style:style style:name="2,2cel-Sheet1" style:family="table-cell" style:parent-style-name="Default">
      <style:table-cell-properties fo:background-color="#EEEEEE"/>
    </style:style>
    <number:date-style style:name="N3,1cel-Sheet1">
      <number:month/>
      <number:text>/</number:text>
      <number:day/>
      <number:text>/</number:text>
      <number:year number:style="long"/>
      <number:text> </number:text>
      <number:hours/>
      <number:text>:</number:text>
      <number:minutes number:style="long"/>
      <number:text>:</number:text>
      <number:seconds number:style="long"/>
    </number:date-style>
    <style:style style:name="3,1cel-Sheet1" style:family="table-cell" style:parent-style-name="Default" style:data-style-name="N3,1cel-Sheet1">
      <style:table-cell-properties fo:background-color="#EEEEEE"/>
      <style:text-properties fo:color="#808080"/>
    </style:style>
    <number:date-style style:name="N4,1cel-Sheet1">
      <number:month/>
      <number:text>/</number:text>
      <number:day/>
      <number:text>/</number:text>
      <number:year number:style="long"/>
      <number:text> </number:text>
      <number:hours/>
      <number:text>:</number:text>
      <number:minutes number:style="long"/>
      <number:text>:</number:text>
      <number:seconds number:style="long"/>
    </number:date-style>
    <style:style style:name="4,1cel-Sheet1" style:family="table-cell" style:parent-style-name="Default" style:data-style-name="N4,1cel-Sheet1">
      <style:table-cell-properties fo:background-color="#EEEEEE"/>
      <style:text-properties fo:color="#808080"/>
    </style:style>
    <number:date-style style:name="N5,1cel-Sheet1">
      <number:month/>
      <number:text>/</number:text>
      <number:day/>
      <number:text>/</number:text>
      <number:year number:style="long"/>
      <number:text> </number:text>
      <number:hours/>
      <number:text>:</number:text>
      <number:minutes number:style="long"/>
      <number:text>:</number:text>
      <number:seconds number:style="long"/>
    </number:date-style>
    <style:style style:name="5,1cel-Sheet1" style:family="table-cell" style:parent-style-name="Default" style:data-style-name="N5,1cel-Sheet1">
      <style:table-cell-properties fo:background-color="#EEEEEE"/>
      <style:text-properties fo:color="#808080"/>
    </style:style>
    <number:date-style style:name="N6,1cel-Sheet1">
      <number:month/>
      <number:text>/</number:text>
      <number:day/>
      <number:text>/</number:text>
      <number:year number:style="long"/>
      <number:text> </number:text>
      <number:hours/>
      <number:text>:</number:text>
      <number:minutes number:style="long"/>
      <number:text>:</number:text>
      <number:seconds number:style="long"/>
    </number:date-style>
    <style:style style:name="6,1cel-Sheet1" style:family="table-cell" style:parent-style-name="Default" style:data-style-name="N6,1cel-Sheet1">
      <style:table-cell-properties fo:background-color="#EEEEEE"/>
      <style:text-properties fo:color="#808080"/>
    </style:style>
    <number:date-style style:name="N7,1cel-Sheet1">
      <number:month/>
      <number:text>/</number:text>
      <number:day/>
      <number:text>/</number:text>
      <number:year number:style="long"/>
      <number:text> </number:text>
      <number:hours/>
      <number:text>:</number:text>
      <number:minutes number:style="long"/>
      <number:text>:</number:text>
      <number:seconds number:style="long"/>
    </number:date-style>
    <style:style style:name="7,1cel-Sheet1" style:family="table-cell" style:parent-style-name="Default" style:data-style-name="N7,1cel-Sheet1">
      <style:table-cell-properties fo:background-color="#EEEEEE"/>
      <style:text-properties fo:color="#808080"/>
    </style:style>
    <number:date-style style:name="N8,1cel-Sheet1">
      <number:month/>
      <number:text>/</number:text>
      <number:day/>
      <number:text>/</number:text>
      <number:year number:style="long"/>
      <number:text> </number:text>
      <number:hours/>
      <number:text>:</number:text>
      <number:minutes number:style="long"/>
      <number:text>:</number:text>
      <number:seconds number:style="long"/>
    </number:date-style>
    <style:style style:name="8,1cel-Sheet1" style:family="table-cell" style:parent-style-name="Default" style:data-style-name="N8,1cel-Sheet1">
      <style:table-cell-properties fo:background-color="#EEEEEE"/>
      <style:text-properties fo:color="#808080"/>
    </style:style>
    <number:date-style style:name="N9,1cel-Sheet1">
      <number:month/>
      <number:text>/</number:text>
      <number:day/>
      <number:text>/</number:text>
      <number:year number:style="long"/>
      <number:text> </number:text>
      <number:hours/>
      <number:text>:</number:text>
      <number:minutes number:style="long"/>
      <number:text>:</number:text>
      <number:seconds number:style="long"/>
    </number:date-style>
    <style:style style:name="9,1cel-Sheet1" style:family="table-cell" style:parent-style-name="Default" style:data-style-name="N9,1cel-Sheet1">
      <style:table-cell-properties fo:background-color="#EEEEEE"/>
      <style:text-properties fo:color="#808080"/>
    </style:style>
    <number:date-style style:name="N10,1cel-Sheet1">
      <number:month/>
      <number:text>/</number:text>
      <number:day/>
      <number:text>/</number:text>
      <number:year number:style="long"/>
      <number:text> </number:text>
      <number:hours/>
      <number:text>:</number:text>
      <number:minutes number:style="long"/>
      <number:text>:</number:text>
      <number:seconds number:style="long"/>
    </number:date-style>
    <style:style style:name="10,1cel-Sheet1" style:family="table-cell" style:parent-style-name="Default" style:data-style-name="N10,1cel-Sheet1">
      <style:table-cell-properties fo:background-color="#EEEEEE"/>
      <style:text-properties fo:color="#808080"/>
    </style:style>
    <number:date-style style:name="N11,1cel-Sheet1">
      <number:month/>
      <number:text>/</number:text>
      <number:day/>
      <number:text>/</number:text>
      <number:year number:style="long"/>
      <number:text> </number:text>
      <number:hours/>
      <number:text>:</number:text>
      <number:minutes number:style="long"/>
      <number:text>:</number:text>
      <number:seconds number:style="long"/>
    </number:date-style>
    <style:style style:name="11,1cel-Sheet1" style:family="table-cell" style:parent-style-name="Default" style:data-style-name="N11,1cel-Sheet1">
      <style:table-cell-properties fo:background-color="#EEEEEE"/>
      <style:text-properties fo:color="#808080"/>
    </style:style>
    <number:date-style style:name="N12,1cel-Sheet1">
      <number:month/>
      <number:text>/</number:text>
      <number:day/>
      <number:text>/</number:text>
      <number:year number:style="long"/>
      <number:text> </number:text>
      <number:hours/>
      <number:text>:</number:text>
      <number:minutes number:style="long"/>
      <number:text>:</number:text>
      <number:seconds number:style="long"/>
    </number:date-style>
    <style:style style:name="12,1cel-Sheet1" style:family="table-cell" style:parent-style-name="Default" style:data-style-name="N12,1cel-Sheet1">
      <style:table-cell-properties fo:background-color="#EEEEEE"/>
      <style:text-properties fo:color="#808080"/>
    </style:style>
    <number:date-style style:name="N13,1cel-Sheet1">
      <number:month/>
      <number:text>/</number:text>
      <number:day/>
      <number:text>/</number:text>
      <number:year number:style="long"/>
      <number:text> </number:text>
      <number:hours/>
      <number:text>:</number:text>
      <number:minutes number:style="long"/>
      <number:text>:</number:text>
      <number:seconds number:style="long"/>
    </number:date-style>
    <style:style style:name="13,1cel-Sheet1" style:family="table-cell" style:parent-style-name="Default" style:data-style-name="N13,1cel-Sheet1">
      <style:table-cell-properties fo:background-color="#EEEEEE"/>
      <style:text-properties fo:color="#808080"/>
    </style:style>
    <number:date-style style:name="N14,1cel-Sheet1">
      <number:month/>
      <number:text>/</number:text>
      <number:day/>
      <number:text>/</number:text>
      <number:year number:style="long"/>
      <number:text> </number:text>
      <number:hours/>
      <number:text>:</number:text>
      <number:minutes number:style="long"/>
      <number:text>:</number:text>
      <number:seconds number:style="long"/>
    </number:date-style>
    <style:style style:name="14,1cel-Sheet1" style:family="table-cell" style:parent-style-name="Default" style:data-style-name="N14,1cel-Sheet1">
      <style:table-cell-properties fo:background-color="#EEEEEE"/>
      <style:text-properties fo:color="#808080"/>
    </style:style>
    <number:date-style style:name="N15,1cel-Sheet1">
      <number:month/>
      <number:text>/</number:text>
      <number:day/>
      <number:text>/</number:text>
      <number:year number:style="long"/>
      <number:text> </number:text>
      <number:hours/>
      <number:text>:</number:text>
      <number:minutes number:style="long"/>
      <number:text>:</number:text>
      <number:seconds number:style="long"/>
    </number:date-style>
    <style:style style:name="15,1cel-Sheet1" style:family="table-cell" style:parent-style-name="Default" style:data-style-name="N15,1cel-Sheet1">
      <style:table-cell-properties fo:background-color="#EEEEEE"/>
      <style:text-properties fo:color="#808080"/>
    </style:style>
    <number:date-style style:name="N16,1cel-Sheet1">
      <number:month/>
      <number:text>/</number:text>
      <number:day/>
      <number:text>/</number:text>
      <number:year number:style="long"/>
      <number:text> </number:text>
      <number:hours/>
      <number:text>:</number:text>
      <number:minutes number:style="long"/>
      <number:text>:</number:text>
      <number:seconds number:style="long"/>
    </number:date-style>
    <style:style style:name="16,1cel-Sheet1" style:family="table-cell" style:parent-style-name="Default" style:data-style-name="N16,1cel-Sheet1">
      <style:table-cell-properties fo:background-color="#EEEEEE"/>
      <style:text-properties fo:color="#808080"/>
    </style:style>
    <style:style style:name="_col-Correct" style:family="table-column">
      <style:table-column-properties fo:break-before="auto" style:column-width="1.25in"/>
    </style:style>
    <style:style style:name="_row-Correct" style:family="table-row">
      <style:table-row-properties style:row-height="0.17708333333333331in" fo:break-before="auto"/>
    </style:style>
    <style:style style:name="12col-Correct" style:family="table-column">
      <style:table-column-properties fo:break-before="auto" style:column-width="2.864583333333333in"/>
    </style:style>
    <number:number-style style:name="N1,2cel-Correct" style:volatile="true">
      <number:number number:min-integer-digits="1" number:decimal-places="0"/>
    </number:number-style>
    <style:style style:name="1,2cel-Correct" style:family="table-cell" style:parent-style-name="Default" style:data-style-name="N1,2cel-Correct"/>
    <number:number-style style:name="N1,3cel-Correct" style:volatile="true">
      <number:number number:min-integer-digits="1" number:decimal-places="0"/>
    </number:number-style>
    <style:style style:name="1,3cel-Correct" style:family="table-cell" style:parent-style-name="Default" style:data-style-name="N1,3cel-Correct"/>
    <number:number-style style:name="N1,4cel-Correct" style:volatile="true">
      <number:number number:min-integer-digits="1" number:decimal-places="0"/>
    </number:number-style>
    <style:style style:name="1,4cel-Correct" style:family="table-cell" style:parent-style-name="Default" style:data-style-name="N1,4cel-Correct"/>
    <number:number-style style:name="N1,5cel-Correct" style:volatile="true">
      <number:number number:min-integer-digits="1" number:decimal-places="0"/>
    </number:number-style>
    <style:style style:name="1,5cel-Correct" style:family="table-cell" style:parent-style-name="Default" style:data-style-name="N1,5cel-Correct"/>
    <number:number-style style:name="N1,6cel-Correct" style:volatile="true">
      <number:number number:min-integer-digits="1" number:decimal-places="0"/>
    </number:number-style>
    <style:style style:name="1,6cel-Correct" style:family="table-cell" style:parent-style-name="Default" style:data-style-name="N1,6cel-Correct"/>
    <number:number-style style:name="N1,7cel-Correct" style:volatile="true">
      <number:number number:min-integer-digits="1" number:decimal-places="0"/>
    </number:number-style>
    <style:style style:name="1,7cel-Correct" style:family="table-cell" style:parent-style-name="Default" style:data-style-name="N1,7cel-Correct"/>
    <number:number-style style:name="N1,8cel-Correct" style:volatile="true">
      <number:number number:min-integer-digits="1" number:decimal-places="0"/>
    </number:number-style>
    <style:style style:name="1,8cel-Correct" style:family="table-cell" style:parent-style-name="Default" style:data-style-name="N1,8cel-Correct"/>
    <number:number-style style:name="N1,9cel-Correct" style:volatile="true">
      <number:number number:min-integer-digits="1" number:decimal-places="0"/>
    </number:number-style>
    <style:style style:name="1,9cel-Correct" style:family="table-cell" style:parent-style-name="Default" style:data-style-name="N1,9cel-Correct"/>
    <number:number-style style:name="N1,10cel-Correct" style:volatile="true">
      <number:number number:min-integer-digits="1" number:decimal-places="0"/>
    </number:number-style>
    <style:style style:name="1,10cel-Correct" style:family="table-cell" style:parent-style-name="Default" style:data-style-name="N1,10cel-Correct"/>
    <number:number-style style:name="N1,11cel-Correct" style:volatile="true">
      <number:number number:min-integer-digits="1" number:decimal-places="0"/>
    </number:number-style>
    <style:style style:name="1,11cel-Correct" style:family="table-cell" style:parent-style-name="Default" style:data-style-name="N1,11cel-Correct"/>
    <number:number-style style:name="N2,2cel-Correct" style:volatile="true">
      <number:number number:min-integer-digits="1" number:decimal-places="0"/>
    </number:number-style>
    <style:style style:name="2,2cel-Correct" style:family="table-cell" style:parent-style-name="Default" style:data-style-name="N2,2cel-Correct"/>
    <number:number-style style:name="N2,3cel-Correct" style:volatile="true">
      <number:number number:min-integer-digits="1" number:decimal-places="0"/>
    </number:number-style>
    <style:style style:name="2,3cel-Correct" style:family="table-cell" style:parent-style-name="Default" style:data-style-name="N2,3cel-Correct"/>
    <number:number-style style:name="N2,4cel-Correct" style:volatile="true">
      <number:number number:min-integer-digits="1" number:decimal-places="0"/>
    </number:number-style>
    <style:style style:name="2,4cel-Correct" style:family="table-cell" style:parent-style-name="Default" style:data-style-name="N2,4cel-Correct"/>
    <number:number-style style:name="N2,5cel-Correct" style:volatile="true">
      <number:number number:min-integer-digits="1" number:decimal-places="0"/>
    </number:number-style>
    <style:style style:name="2,5cel-Correct" style:family="table-cell" style:parent-style-name="Default" style:data-style-name="N2,5cel-Correct"/>
    <number:number-style style:name="N2,6cel-Correct" style:volatile="true">
      <number:number number:min-integer-digits="1" number:decimal-places="0"/>
    </number:number-style>
    <style:style style:name="2,6cel-Correct" style:family="table-cell" style:parent-style-name="Default" style:data-style-name="N2,6cel-Correct"/>
    <number:number-style style:name="N2,7cel-Correct" style:volatile="true">
      <number:number number:min-integer-digits="1" number:decimal-places="0"/>
    </number:number-style>
    <style:style style:name="2,7cel-Correct" style:family="table-cell" style:parent-style-name="Default" style:data-style-name="N2,7cel-Correct"/>
    <number:number-style style:name="N2,8cel-Correct" style:volatile="true">
      <number:number number:min-integer-digits="1" number:decimal-places="0"/>
    </number:number-style>
    <style:style style:name="2,8cel-Correct" style:family="table-cell" style:parent-style-name="Default" style:data-style-name="N2,8cel-Correct"/>
    <number:number-style style:name="N2,9cel-Correct" style:volatile="true">
      <number:number number:min-integer-digits="1" number:decimal-places="0"/>
    </number:number-style>
    <style:style style:name="2,9cel-Correct" style:family="table-cell" style:parent-style-name="Default" style:data-style-name="N2,9cel-Correct"/>
    <number:number-style style:name="N2,10cel-Correct" style:volatile="true">
      <number:number number:min-integer-digits="1" number:decimal-places="0"/>
    </number:number-style>
    <style:style style:name="2,10cel-Correct" style:family="table-cell" style:parent-style-name="Default" style:data-style-name="N2,10cel-Correct"/>
    <number:number-style style:name="N2,11cel-Correct" style:volatile="true">
      <number:number number:min-integer-digits="1" number:decimal-places="0"/>
    </number:number-style>
    <style:style style:name="2,11cel-Correct" style:family="table-cell" style:parent-style-name="Default" style:data-style-name="N2,11cel-Correct"/>
    <number:number-style style:name="N3,2cel-Correct" style:volatile="true">
      <number:number number:min-integer-digits="1" number:decimal-places="0"/>
    </number:number-style>
    <style:style style:name="3,2cel-Correct" style:family="table-cell" style:parent-style-name="Default" style:data-style-name="N3,2cel-Correct"/>
    <number:number-style style:name="N3,3cel-Correct" style:volatile="true">
      <number:number number:min-integer-digits="1" number:decimal-places="0"/>
    </number:number-style>
    <style:style style:name="3,3cel-Correct" style:family="table-cell" style:parent-style-name="Default" style:data-style-name="N3,3cel-Correct"/>
    <number:number-style style:name="N3,4cel-Correct" style:volatile="true">
      <number:number number:min-integer-digits="1" number:decimal-places="0"/>
    </number:number-style>
    <style:style style:name="3,4cel-Correct" style:family="table-cell" style:parent-style-name="Default" style:data-style-name="N3,4cel-Correct"/>
    <number:number-style style:name="N3,5cel-Correct" style:volatile="true">
      <number:number number:min-integer-digits="1" number:decimal-places="0"/>
    </number:number-style>
    <style:style style:name="3,5cel-Correct" style:family="table-cell" style:parent-style-name="Default" style:data-style-name="N3,5cel-Correct"/>
    <number:number-style style:name="N3,6cel-Correct" style:volatile="true">
      <number:number number:min-integer-digits="1" number:decimal-places="0"/>
    </number:number-style>
    <style:style style:name="3,6cel-Correct" style:family="table-cell" style:parent-style-name="Default" style:data-style-name="N3,6cel-Correct"/>
    <number:number-style style:name="N3,7cel-Correct" style:volatile="true">
      <number:number number:min-integer-digits="1" number:decimal-places="0"/>
    </number:number-style>
    <style:style style:name="3,7cel-Correct" style:family="table-cell" style:parent-style-name="Default" style:data-style-name="N3,7cel-Correct"/>
    <number:number-style style:name="N3,8cel-Correct" style:volatile="true">
      <number:number number:min-integer-digits="1" number:decimal-places="0"/>
    </number:number-style>
    <style:style style:name="3,8cel-Correct" style:family="table-cell" style:parent-style-name="Default" style:data-style-name="N3,8cel-Correct"/>
    <number:number-style style:name="N3,9cel-Correct" style:volatile="true">
      <number:number number:min-integer-digits="1" number:decimal-places="0"/>
    </number:number-style>
    <style:style style:name="3,9cel-Correct" style:family="table-cell" style:parent-style-name="Default" style:data-style-name="N3,9cel-Correct"/>
    <number:number-style style:name="N3,10cel-Correct" style:volatile="true">
      <number:number number:min-integer-digits="1" number:decimal-places="0"/>
    </number:number-style>
    <style:style style:name="3,10cel-Correct" style:family="table-cell" style:parent-style-name="Default" style:data-style-name="N3,10cel-Correct"/>
    <number:number-style style:name="N3,11cel-Correct" style:volatile="true">
      <number:number number:min-integer-digits="1" number:decimal-places="0"/>
    </number:number-style>
    <style:style style:name="3,11cel-Correct" style:family="table-cell" style:parent-style-name="Default" style:data-style-name="N3,11cel-Correct"/>
    <number:number-style style:name="N3,14cel-Correct" style:volatile="true">
      <number:number number:min-integer-digits="1" number:decimal-places="0"/>
    </number:number-style>
    <style:style style:name="3,14cel-Correct" style:family="table-cell" style:parent-style-name="Default" style:data-style-name="N3,14cel-Correct"/>
    <number:number-style style:name="N4,2cel-Correct" style:volatile="true">
      <number:number number:min-integer-digits="1" number:decimal-places="0"/>
    </number:number-style>
    <style:style style:name="4,2cel-Correct" style:family="table-cell" style:parent-style-name="Default" style:data-style-name="N4,2cel-Correct"/>
    <number:number-style style:name="N4,3cel-Correct" style:volatile="true">
      <number:number number:min-integer-digits="1" number:decimal-places="0"/>
    </number:number-style>
    <style:style style:name="4,3cel-Correct" style:family="table-cell" style:parent-style-name="Default" style:data-style-name="N4,3cel-Correct"/>
    <number:number-style style:name="N4,4cel-Correct" style:volatile="true">
      <number:number number:min-integer-digits="1" number:decimal-places="0"/>
    </number:number-style>
    <style:style style:name="4,4cel-Correct" style:family="table-cell" style:parent-style-name="Default" style:data-style-name="N4,4cel-Correct"/>
    <number:number-style style:name="N4,5cel-Correct" style:volatile="true">
      <number:number number:min-integer-digits="1" number:decimal-places="0"/>
    </number:number-style>
    <style:style style:name="4,5cel-Correct" style:family="table-cell" style:parent-style-name="Default" style:data-style-name="N4,5cel-Correct"/>
    <number:number-style style:name="N4,6cel-Correct" style:volatile="true">
      <number:number number:min-integer-digits="1" number:decimal-places="0"/>
    </number:number-style>
    <style:style style:name="4,6cel-Correct" style:family="table-cell" style:parent-style-name="Default" style:data-style-name="N4,6cel-Correct"/>
    <number:number-style style:name="N4,7cel-Correct" style:volatile="true">
      <number:number number:min-integer-digits="1" number:decimal-places="0"/>
    </number:number-style>
    <style:style style:name="4,7cel-Correct" style:family="table-cell" style:parent-style-name="Default" style:data-style-name="N4,7cel-Correct"/>
    <number:number-style style:name="N4,8cel-Correct" style:volatile="true">
      <number:number number:min-integer-digits="1" number:decimal-places="0"/>
    </number:number-style>
    <style:style style:name="4,8cel-Correct" style:family="table-cell" style:parent-style-name="Default" style:data-style-name="N4,8cel-Correct"/>
    <number:number-style style:name="N4,9cel-Correct" style:volatile="true">
      <number:number number:min-integer-digits="1" number:decimal-places="0"/>
    </number:number-style>
    <style:style style:name="4,9cel-Correct" style:family="table-cell" style:parent-style-name="Default" style:data-style-name="N4,9cel-Correct"/>
    <number:number-style style:name="N4,10cel-Correct" style:volatile="true">
      <number:number number:min-integer-digits="1" number:decimal-places="0"/>
    </number:number-style>
    <style:style style:name="4,10cel-Correct" style:family="table-cell" style:parent-style-name="Default" style:data-style-name="N4,10cel-Correct"/>
    <number:number-style style:name="N4,11cel-Correct" style:volatile="true">
      <number:number number:min-integer-digits="1" number:decimal-places="0"/>
    </number:number-style>
    <style:style style:name="4,11cel-Correct" style:family="table-cell" style:parent-style-name="Default" style:data-style-name="N4,11cel-Correct"/>
    <number:number-style style:name="N4,14cel-Correct" style:volatile="true">
      <number:number number:min-integer-digits="1" number:decimal-places="0"/>
    </number:number-style>
    <style:style style:name="4,14cel-Correct" style:family="table-cell" style:parent-style-name="Default" style:data-style-name="N4,14cel-Correct"/>
    <number:number-style style:name="N5,2cel-Correct" style:volatile="true">
      <number:number number:min-integer-digits="1" number:decimal-places="0"/>
    </number:number-style>
    <style:style style:name="5,2cel-Correct" style:family="table-cell" style:parent-style-name="Default" style:data-style-name="N5,2cel-Correct"/>
    <number:number-style style:name="N5,3cel-Correct" style:volatile="true">
      <number:number number:min-integer-digits="1" number:decimal-places="0"/>
    </number:number-style>
    <style:style style:name="5,3cel-Correct" style:family="table-cell" style:parent-style-name="Default" style:data-style-name="N5,3cel-Correct"/>
    <number:number-style style:name="N5,4cel-Correct" style:volatile="true">
      <number:number number:min-integer-digits="1" number:decimal-places="0"/>
    </number:number-style>
    <style:style style:name="5,4cel-Correct" style:family="table-cell" style:parent-style-name="Default" style:data-style-name="N5,4cel-Correct"/>
    <number:number-style style:name="N5,5cel-Correct" style:volatile="true">
      <number:number number:min-integer-digits="1" number:decimal-places="0"/>
    </number:number-style>
    <style:style style:name="5,5cel-Correct" style:family="table-cell" style:parent-style-name="Default" style:data-style-name="N5,5cel-Correct"/>
    <number:number-style style:name="N5,6cel-Correct" style:volatile="true">
      <number:number number:min-integer-digits="1" number:decimal-places="0"/>
    </number:number-style>
    <style:style style:name="5,6cel-Correct" style:family="table-cell" style:parent-style-name="Default" style:data-style-name="N5,6cel-Correct"/>
    <number:number-style style:name="N5,7cel-Correct" style:volatile="true">
      <number:number number:min-integer-digits="1" number:decimal-places="0"/>
    </number:number-style>
    <style:style style:name="5,7cel-Correct" style:family="table-cell" style:parent-style-name="Default" style:data-style-name="N5,7cel-Correct"/>
    <number:number-style style:name="N5,8cel-Correct" style:volatile="true">
      <number:number number:min-integer-digits="1" number:decimal-places="0"/>
    </number:number-style>
    <style:style style:name="5,8cel-Correct" style:family="table-cell" style:parent-style-name="Default" style:data-style-name="N5,8cel-Correct"/>
    <number:number-style style:name="N5,9cel-Correct" style:volatile="true">
      <number:number number:min-integer-digits="1" number:decimal-places="0"/>
    </number:number-style>
    <style:style style:name="5,9cel-Correct" style:family="table-cell" style:parent-style-name="Default" style:data-style-name="N5,9cel-Correct"/>
    <number:number-style style:name="N5,10cel-Correct" style:volatile="true">
      <number:number number:min-integer-digits="1" number:decimal-places="0"/>
    </number:number-style>
    <style:style style:name="5,10cel-Correct" style:family="table-cell" style:parent-style-name="Default" style:data-style-name="N5,10cel-Correct"/>
    <number:number-style style:name="N5,11cel-Correct" style:volatile="true">
      <number:number number:min-integer-digits="1" number:decimal-places="0"/>
    </number:number-style>
    <style:style style:name="5,11cel-Correct" style:family="table-cell" style:parent-style-name="Default" style:data-style-name="N5,11cel-Correct"/>
    <number:number-style style:name="N6,2cel-Correct" style:volatile="true">
      <number:number number:min-integer-digits="1" number:decimal-places="0"/>
    </number:number-style>
    <style:style style:name="6,2cel-Correct" style:family="table-cell" style:parent-style-name="Default" style:data-style-name="N6,2cel-Correct"/>
    <number:number-style style:name="N6,3cel-Correct" style:volatile="true">
      <number:number number:min-integer-digits="1" number:decimal-places="0"/>
    </number:number-style>
    <style:style style:name="6,3cel-Correct" style:family="table-cell" style:parent-style-name="Default" style:data-style-name="N6,3cel-Correct"/>
    <number:number-style style:name="N6,4cel-Correct" style:volatile="true">
      <number:number number:min-integer-digits="1" number:decimal-places="0"/>
    </number:number-style>
    <style:style style:name="6,4cel-Correct" style:family="table-cell" style:parent-style-name="Default" style:data-style-name="N6,4cel-Correct"/>
    <number:number-style style:name="N6,5cel-Correct" style:volatile="true">
      <number:number number:min-integer-digits="1" number:decimal-places="0"/>
    </number:number-style>
    <style:style style:name="6,5cel-Correct" style:family="table-cell" style:parent-style-name="Default" style:data-style-name="N6,5cel-Correct"/>
    <number:number-style style:name="N6,6cel-Correct" style:volatile="true">
      <number:number number:min-integer-digits="1" number:decimal-places="0"/>
    </number:number-style>
    <style:style style:name="6,6cel-Correct" style:family="table-cell" style:parent-style-name="Default" style:data-style-name="N6,6cel-Correct"/>
    <number:number-style style:name="N6,7cel-Correct" style:volatile="true">
      <number:number number:min-integer-digits="1" number:decimal-places="0"/>
    </number:number-style>
    <style:style style:name="6,7cel-Correct" style:family="table-cell" style:parent-style-name="Default" style:data-style-name="N6,7cel-Correct"/>
    <number:number-style style:name="N6,8cel-Correct" style:volatile="true">
      <number:number number:min-integer-digits="1" number:decimal-places="0"/>
    </number:number-style>
    <style:style style:name="6,8cel-Correct" style:family="table-cell" style:parent-style-name="Default" style:data-style-name="N6,8cel-Correct"/>
    <number:number-style style:name="N6,9cel-Correct" style:volatile="true">
      <number:number number:min-integer-digits="1" number:decimal-places="0"/>
    </number:number-style>
    <style:style style:name="6,9cel-Correct" style:family="table-cell" style:parent-style-name="Default" style:data-style-name="N6,9cel-Correct"/>
    <number:number-style style:name="N6,10cel-Correct" style:volatile="true">
      <number:number number:min-integer-digits="1" number:decimal-places="0"/>
    </number:number-style>
    <style:style style:name="6,10cel-Correct" style:family="table-cell" style:parent-style-name="Default" style:data-style-name="N6,10cel-Correct"/>
    <number:number-style style:name="N6,11cel-Correct" style:volatile="true">
      <number:number number:min-integer-digits="1" number:decimal-places="0"/>
    </number:number-style>
    <style:style style:name="6,11cel-Correct" style:family="table-cell" style:parent-style-name="Default" style:data-style-name="N6,11cel-Correct"/>
    <number:number-style style:name="N7,2cel-Correct" style:volatile="true">
      <number:number number:min-integer-digits="1" number:decimal-places="0"/>
    </number:number-style>
    <style:style style:name="7,2cel-Correct" style:family="table-cell" style:parent-style-name="Default" style:data-style-name="N7,2cel-Correct"/>
    <number:number-style style:name="N7,3cel-Correct" style:volatile="true">
      <number:number number:min-integer-digits="1" number:decimal-places="0"/>
    </number:number-style>
    <style:style style:name="7,3cel-Correct" style:family="table-cell" style:parent-style-name="Default" style:data-style-name="N7,3cel-Correct"/>
    <number:number-style style:name="N7,4cel-Correct" style:volatile="true">
      <number:number number:min-integer-digits="1" number:decimal-places="0"/>
    </number:number-style>
    <style:style style:name="7,4cel-Correct" style:family="table-cell" style:parent-style-name="Default" style:data-style-name="N7,4cel-Correct"/>
    <number:number-style style:name="N7,5cel-Correct" style:volatile="true">
      <number:number number:min-integer-digits="1" number:decimal-places="0"/>
    </number:number-style>
    <style:style style:name="7,5cel-Correct" style:family="table-cell" style:parent-style-name="Default" style:data-style-name="N7,5cel-Correct"/>
    <number:number-style style:name="N7,6cel-Correct" style:volatile="true">
      <number:number number:min-integer-digits="1" number:decimal-places="0"/>
    </number:number-style>
    <style:style style:name="7,6cel-Correct" style:family="table-cell" style:parent-style-name="Default" style:data-style-name="N7,6cel-Correct"/>
    <number:number-style style:name="N7,7cel-Correct" style:volatile="true">
      <number:number number:min-integer-digits="1" number:decimal-places="0"/>
    </number:number-style>
    <style:style style:name="7,7cel-Correct" style:family="table-cell" style:parent-style-name="Default" style:data-style-name="N7,7cel-Correct"/>
    <number:number-style style:name="N7,8cel-Correct" style:volatile="true">
      <number:number number:min-integer-digits="1" number:decimal-places="0"/>
    </number:number-style>
    <style:style style:name="7,8cel-Correct" style:family="table-cell" style:parent-style-name="Default" style:data-style-name="N7,8cel-Correct"/>
    <number:number-style style:name="N7,9cel-Correct" style:volatile="true">
      <number:number number:min-integer-digits="1" number:decimal-places="0"/>
    </number:number-style>
    <style:style style:name="7,9cel-Correct" style:family="table-cell" style:parent-style-name="Default" style:data-style-name="N7,9cel-Correct"/>
    <number:number-style style:name="N7,10cel-Correct" style:volatile="true">
      <number:number number:min-integer-digits="1" number:decimal-places="0"/>
    </number:number-style>
    <style:style style:name="7,10cel-Correct" style:family="table-cell" style:parent-style-name="Default" style:data-style-name="N7,10cel-Correct"/>
    <number:number-style style:name="N7,11cel-Correct" style:volatile="true">
      <number:number number:min-integer-digits="1" number:decimal-places="0"/>
    </number:number-style>
    <style:style style:name="7,11cel-Correct" style:family="table-cell" style:parent-style-name="Default" style:data-style-name="N7,11cel-Correct"/>
    <number:number-style style:name="N8,2cel-Correct" style:volatile="true">
      <number:number number:min-integer-digits="1" number:decimal-places="0"/>
    </number:number-style>
    <style:style style:name="8,2cel-Correct" style:family="table-cell" style:parent-style-name="Default" style:data-style-name="N8,2cel-Correct"/>
    <number:number-style style:name="N8,3cel-Correct" style:volatile="true">
      <number:number number:min-integer-digits="1" number:decimal-places="0"/>
    </number:number-style>
    <style:style style:name="8,3cel-Correct" style:family="table-cell" style:parent-style-name="Default" style:data-style-name="N8,3cel-Correct"/>
    <number:number-style style:name="N8,4cel-Correct" style:volatile="true">
      <number:number number:min-integer-digits="1" number:decimal-places="0"/>
    </number:number-style>
    <style:style style:name="8,4cel-Correct" style:family="table-cell" style:parent-style-name="Default" style:data-style-name="N8,4cel-Correct"/>
    <number:number-style style:name="N8,5cel-Correct" style:volatile="true">
      <number:number number:min-integer-digits="1" number:decimal-places="0"/>
    </number:number-style>
    <style:style style:name="8,5cel-Correct" style:family="table-cell" style:parent-style-name="Default" style:data-style-name="N8,5cel-Correct"/>
    <number:number-style style:name="N8,6cel-Correct" style:volatile="true">
      <number:number number:min-integer-digits="1" number:decimal-places="0"/>
    </number:number-style>
    <style:style style:name="8,6cel-Correct" style:family="table-cell" style:parent-style-name="Default" style:data-style-name="N8,6cel-Correct"/>
    <number:number-style style:name="N8,7cel-Correct" style:volatile="true">
      <number:number number:min-integer-digits="1" number:decimal-places="0"/>
    </number:number-style>
    <style:style style:name="8,7cel-Correct" style:family="table-cell" style:parent-style-name="Default" style:data-style-name="N8,7cel-Correct"/>
    <number:number-style style:name="N8,8cel-Correct" style:volatile="true">
      <number:number number:min-integer-digits="1" number:decimal-places="0"/>
    </number:number-style>
    <style:style style:name="8,8cel-Correct" style:family="table-cell" style:parent-style-name="Default" style:data-style-name="N8,8cel-Correct"/>
    <number:number-style style:name="N8,9cel-Correct" style:volatile="true">
      <number:number number:min-integer-digits="1" number:decimal-places="0"/>
    </number:number-style>
    <style:style style:name="8,9cel-Correct" style:family="table-cell" style:parent-style-name="Default" style:data-style-name="N8,9cel-Correct"/>
    <number:number-style style:name="N8,10cel-Correct" style:volatile="true">
      <number:number number:min-integer-digits="1" number:decimal-places="0"/>
    </number:number-style>
    <style:style style:name="8,10cel-Correct" style:family="table-cell" style:parent-style-name="Default" style:data-style-name="N8,10cel-Correct"/>
    <number:number-style style:name="N8,11cel-Correct" style:volatile="true">
      <number:number number:min-integer-digits="1" number:decimal-places="0"/>
    </number:number-style>
    <style:style style:name="8,11cel-Correct" style:family="table-cell" style:parent-style-name="Default" style:data-style-name="N8,11cel-Correct"/>
    <number:number-style style:name="N9,2cel-Correct" style:volatile="true">
      <number:number number:min-integer-digits="1" number:decimal-places="0"/>
    </number:number-style>
    <style:style style:name="9,2cel-Correct" style:family="table-cell" style:parent-style-name="Default" style:data-style-name="N9,2cel-Correct"/>
    <number:number-style style:name="N9,3cel-Correct" style:volatile="true">
      <number:number number:min-integer-digits="1" number:decimal-places="0"/>
    </number:number-style>
    <style:style style:name="9,3cel-Correct" style:family="table-cell" style:parent-style-name="Default" style:data-style-name="N9,3cel-Correct"/>
    <number:number-style style:name="N9,4cel-Correct" style:volatile="true">
      <number:number number:min-integer-digits="1" number:decimal-places="0"/>
    </number:number-style>
    <style:style style:name="9,4cel-Correct" style:family="table-cell" style:parent-style-name="Default" style:data-style-name="N9,4cel-Correct"/>
    <number:number-style style:name="N9,5cel-Correct" style:volatile="true">
      <number:number number:min-integer-digits="1" number:decimal-places="0"/>
    </number:number-style>
    <style:style style:name="9,5cel-Correct" style:family="table-cell" style:parent-style-name="Default" style:data-style-name="N9,5cel-Correct"/>
    <number:number-style style:name="N9,6cel-Correct" style:volatile="true">
      <number:number number:min-integer-digits="1" number:decimal-places="0"/>
    </number:number-style>
    <style:style style:name="9,6cel-Correct" style:family="table-cell" style:parent-style-name="Default" style:data-style-name="N9,6cel-Correct"/>
    <number:number-style style:name="N9,7cel-Correct" style:volatile="true">
      <number:number number:min-integer-digits="1" number:decimal-places="0"/>
    </number:number-style>
    <style:style style:name="9,7cel-Correct" style:family="table-cell" style:parent-style-name="Default" style:data-style-name="N9,7cel-Correct"/>
    <number:number-style style:name="N9,8cel-Correct" style:volatile="true">
      <number:number number:min-integer-digits="1" number:decimal-places="0"/>
    </number:number-style>
    <style:style style:name="9,8cel-Correct" style:family="table-cell" style:parent-style-name="Default" style:data-style-name="N9,8cel-Correct"/>
    <number:number-style style:name="N9,9cel-Correct" style:volatile="true">
      <number:number number:min-integer-digits="1" number:decimal-places="0"/>
    </number:number-style>
    <style:style style:name="9,9cel-Correct" style:family="table-cell" style:parent-style-name="Default" style:data-style-name="N9,9cel-Correct"/>
    <number:number-style style:name="N9,10cel-Correct" style:volatile="true">
      <number:number number:min-integer-digits="1" number:decimal-places="0"/>
    </number:number-style>
    <style:style style:name="9,10cel-Correct" style:family="table-cell" style:parent-style-name="Default" style:data-style-name="N9,10cel-Correct"/>
    <number:number-style style:name="N9,11cel-Correct" style:volatile="true">
      <number:number number:min-integer-digits="1" number:decimal-places="0"/>
    </number:number-style>
    <style:style style:name="9,11cel-Correct" style:family="table-cell" style:parent-style-name="Default" style:data-style-name="N9,11cel-Correct"/>
    <number:number-style style:name="N10,2cel-Correct" style:volatile="true">
      <number:number number:min-integer-digits="1" number:decimal-places="0"/>
    </number:number-style>
    <style:style style:name="10,2cel-Correct" style:family="table-cell" style:parent-style-name="Default" style:data-style-name="N10,2cel-Correct"/>
    <number:number-style style:name="N10,3cel-Correct" style:volatile="true">
      <number:number number:min-integer-digits="1" number:decimal-places="0"/>
    </number:number-style>
    <style:style style:name="10,3cel-Correct" style:family="table-cell" style:parent-style-name="Default" style:data-style-name="N10,3cel-Correct"/>
    <number:number-style style:name="N10,4cel-Correct" style:volatile="true">
      <number:number number:min-integer-digits="1" number:decimal-places="0"/>
    </number:number-style>
    <style:style style:name="10,4cel-Correct" style:family="table-cell" style:parent-style-name="Default" style:data-style-name="N10,4cel-Correct"/>
    <number:number-style style:name="N10,5cel-Correct" style:volatile="true">
      <number:number number:min-integer-digits="1" number:decimal-places="0"/>
    </number:number-style>
    <style:style style:name="10,5cel-Correct" style:family="table-cell" style:parent-style-name="Default" style:data-style-name="N10,5cel-Correct"/>
    <number:number-style style:name="N10,6cel-Correct" style:volatile="true">
      <number:number number:min-integer-digits="1" number:decimal-places="0"/>
    </number:number-style>
    <style:style style:name="10,6cel-Correct" style:family="table-cell" style:parent-style-name="Default" style:data-style-name="N10,6cel-Correct"/>
    <number:number-style style:name="N10,7cel-Correct" style:volatile="true">
      <number:number number:min-integer-digits="1" number:decimal-places="0"/>
    </number:number-style>
    <style:style style:name="10,7cel-Correct" style:family="table-cell" style:parent-style-name="Default" style:data-style-name="N10,7cel-Correct"/>
    <number:number-style style:name="N10,8cel-Correct" style:volatile="true">
      <number:number number:min-integer-digits="1" number:decimal-places="0"/>
    </number:number-style>
    <style:style style:name="10,8cel-Correct" style:family="table-cell" style:parent-style-name="Default" style:data-style-name="N10,8cel-Correct"/>
    <number:number-style style:name="N10,9cel-Correct" style:volatile="true">
      <number:number number:min-integer-digits="1" number:decimal-places="0"/>
    </number:number-style>
    <style:style style:name="10,9cel-Correct" style:family="table-cell" style:parent-style-name="Default" style:data-style-name="N10,9cel-Correct"/>
    <number:number-style style:name="N10,10cel-Correct" style:volatile="true">
      <number:number number:min-integer-digits="1" number:decimal-places="0"/>
    </number:number-style>
    <style:style style:name="10,10cel-Correct" style:family="table-cell" style:parent-style-name="Default" style:data-style-name="N10,10cel-Correct"/>
    <number:number-style style:name="N10,11cel-Correct" style:volatile="true">
      <number:number number:min-integer-digits="1" number:decimal-places="0"/>
    </number:number-style>
    <style:style style:name="10,11cel-Correct" style:family="table-cell" style:parent-style-name="Default" style:data-style-name="N10,11cel-Correct"/>
    <number:number-style style:name="N11,2cel-Correct" style:volatile="true">
      <number:number number:min-integer-digits="1" number:decimal-places="0"/>
    </number:number-style>
    <style:style style:name="11,2cel-Correct" style:family="table-cell" style:parent-style-name="Default" style:data-style-name="N11,2cel-Correct"/>
    <number:number-style style:name="N11,3cel-Correct" style:volatile="true">
      <number:number number:min-integer-digits="1" number:decimal-places="0"/>
    </number:number-style>
    <style:style style:name="11,3cel-Correct" style:family="table-cell" style:parent-style-name="Default" style:data-style-name="N11,3cel-Correct"/>
    <number:number-style style:name="N11,4cel-Correct" style:volatile="true">
      <number:number number:min-integer-digits="1" number:decimal-places="0"/>
    </number:number-style>
    <style:style style:name="11,4cel-Correct" style:family="table-cell" style:parent-style-name="Default" style:data-style-name="N11,4cel-Correct"/>
    <number:number-style style:name="N11,5cel-Correct" style:volatile="true">
      <number:number number:min-integer-digits="1" number:decimal-places="0"/>
    </number:number-style>
    <style:style style:name="11,5cel-Correct" style:family="table-cell" style:parent-style-name="Default" style:data-style-name="N11,5cel-Correct"/>
    <number:number-style style:name="N11,6cel-Correct" style:volatile="true">
      <number:number number:min-integer-digits="1" number:decimal-places="0"/>
    </number:number-style>
    <style:style style:name="11,6cel-Correct" style:family="table-cell" style:parent-style-name="Default" style:data-style-name="N11,6cel-Correct"/>
    <number:number-style style:name="N11,7cel-Correct" style:volatile="true">
      <number:number number:min-integer-digits="1" number:decimal-places="0"/>
    </number:number-style>
    <style:style style:name="11,7cel-Correct" style:family="table-cell" style:parent-style-name="Default" style:data-style-name="N11,7cel-Correct"/>
    <number:number-style style:name="N11,8cel-Correct" style:volatile="true">
      <number:number number:min-integer-digits="1" number:decimal-places="0"/>
    </number:number-style>
    <style:style style:name="11,8cel-Correct" style:family="table-cell" style:parent-style-name="Default" style:data-style-name="N11,8cel-Correct"/>
    <number:number-style style:name="N11,9cel-Correct" style:volatile="true">
      <number:number number:min-integer-digits="1" number:decimal-places="0"/>
    </number:number-style>
    <style:style style:name="11,9cel-Correct" style:family="table-cell" style:parent-style-name="Default" style:data-style-name="N11,9cel-Correct"/>
    <number:number-style style:name="N11,10cel-Correct" style:volatile="true">
      <number:number number:min-integer-digits="1" number:decimal-places="0"/>
    </number:number-style>
    <style:style style:name="11,10cel-Correct" style:family="table-cell" style:parent-style-name="Default" style:data-style-name="N11,10cel-Correct"/>
    <number:number-style style:name="N11,11cel-Correct" style:volatile="true">
      <number:number number:min-integer-digits="1" number:decimal-places="0"/>
    </number:number-style>
    <style:style style:name="11,11cel-Correct" style:family="table-cell" style:parent-style-name="Default" style:data-style-name="N11,11cel-Correct"/>
    <number:number-style style:name="N12,2cel-Correct" style:volatile="true">
      <number:number number:min-integer-digits="1" number:decimal-places="0"/>
    </number:number-style>
    <style:style style:name="12,2cel-Correct" style:family="table-cell" style:parent-style-name="Default" style:data-style-name="N12,2cel-Correct"/>
    <number:number-style style:name="N12,3cel-Correct" style:volatile="true">
      <number:number number:min-integer-digits="1" number:decimal-places="0"/>
    </number:number-style>
    <style:style style:name="12,3cel-Correct" style:family="table-cell" style:parent-style-name="Default" style:data-style-name="N12,3cel-Correct"/>
    <number:number-style style:name="N12,4cel-Correct" style:volatile="true">
      <number:number number:min-integer-digits="1" number:decimal-places="0"/>
    </number:number-style>
    <style:style style:name="12,4cel-Correct" style:family="table-cell" style:parent-style-name="Default" style:data-style-name="N12,4cel-Correct"/>
    <number:number-style style:name="N12,5cel-Correct" style:volatile="true">
      <number:number number:min-integer-digits="1" number:decimal-places="0"/>
    </number:number-style>
    <style:style style:name="12,5cel-Correct" style:family="table-cell" style:parent-style-name="Default" style:data-style-name="N12,5cel-Correct"/>
    <number:number-style style:name="N12,6cel-Correct" style:volatile="true">
      <number:number number:min-integer-digits="1" number:decimal-places="0"/>
    </number:number-style>
    <style:style style:name="12,6cel-Correct" style:family="table-cell" style:parent-style-name="Default" style:data-style-name="N12,6cel-Correct"/>
    <number:number-style style:name="N12,7cel-Correct" style:volatile="true">
      <number:number number:min-integer-digits="1" number:decimal-places="0"/>
    </number:number-style>
    <style:style style:name="12,7cel-Correct" style:family="table-cell" style:parent-style-name="Default" style:data-style-name="N12,7cel-Correct"/>
    <number:number-style style:name="N12,8cel-Correct" style:volatile="true">
      <number:number number:min-integer-digits="1" number:decimal-places="0"/>
    </number:number-style>
    <style:style style:name="12,8cel-Correct" style:family="table-cell" style:parent-style-name="Default" style:data-style-name="N12,8cel-Correct"/>
    <number:number-style style:name="N12,9cel-Correct" style:volatile="true">
      <number:number number:min-integer-digits="1" number:decimal-places="0"/>
    </number:number-style>
    <style:style style:name="12,9cel-Correct" style:family="table-cell" style:parent-style-name="Default" style:data-style-name="N12,9cel-Correct"/>
    <number:number-style style:name="N12,10cel-Correct" style:volatile="true">
      <number:number number:min-integer-digits="1" number:decimal-places="0"/>
    </number:number-style>
    <style:style style:name="12,10cel-Correct" style:family="table-cell" style:parent-style-name="Default" style:data-style-name="N12,10cel-Correct"/>
    <number:number-style style:name="N12,11cel-Correct" style:volatile="true">
      <number:number number:min-integer-digits="1" number:decimal-places="0"/>
    </number:number-style>
    <style:style style:name="12,11cel-Correct" style:family="table-cell" style:parent-style-name="Default" style:data-style-name="N12,11cel-Correct"/>
    <number:number-style style:name="N12,14cel-Correct" style:volatile="true">
      <number:number number:min-integer-digits="1" number:decimal-places="0"/>
    </number:number-style>
    <style:style style:name="12,14cel-Correct" style:family="table-cell" style:parent-style-name="Default" style:data-style-name="N12,14cel-Correct"/>
    <number:number-style style:name="N13,2cel-Correct" style:volatile="true">
      <number:number number:min-integer-digits="1" number:decimal-places="0"/>
    </number:number-style>
    <style:style style:name="13,2cel-Correct" style:family="table-cell" style:parent-style-name="Default" style:data-style-name="N13,2cel-Correct"/>
    <number:number-style style:name="N13,3cel-Correct" style:volatile="true">
      <number:number number:min-integer-digits="1" number:decimal-places="0"/>
    </number:number-style>
    <style:style style:name="13,3cel-Correct" style:family="table-cell" style:parent-style-name="Default" style:data-style-name="N13,3cel-Correct"/>
    <number:number-style style:name="N13,4cel-Correct" style:volatile="true">
      <number:number number:min-integer-digits="1" number:decimal-places="0"/>
    </number:number-style>
    <style:style style:name="13,4cel-Correct" style:family="table-cell" style:parent-style-name="Default" style:data-style-name="N13,4cel-Correct"/>
    <number:number-style style:name="N13,5cel-Correct" style:volatile="true">
      <number:number number:min-integer-digits="1" number:decimal-places="0"/>
    </number:number-style>
    <style:style style:name="13,5cel-Correct" style:family="table-cell" style:parent-style-name="Default" style:data-style-name="N13,5cel-Correct"/>
    <number:number-style style:name="N13,6cel-Correct" style:volatile="true">
      <number:number number:min-integer-digits="1" number:decimal-places="0"/>
    </number:number-style>
    <style:style style:name="13,6cel-Correct" style:family="table-cell" style:parent-style-name="Default" style:data-style-name="N13,6cel-Correct"/>
    <number:number-style style:name="N13,7cel-Correct" style:volatile="true">
      <number:number number:min-integer-digits="1" number:decimal-places="0"/>
    </number:number-style>
    <style:style style:name="13,7cel-Correct" style:family="table-cell" style:parent-style-name="Default" style:data-style-name="N13,7cel-Correct"/>
    <number:number-style style:name="N13,8cel-Correct" style:volatile="true">
      <number:number number:min-integer-digits="1" number:decimal-places="0"/>
    </number:number-style>
    <style:style style:name="13,8cel-Correct" style:family="table-cell" style:parent-style-name="Default" style:data-style-name="N13,8cel-Correct"/>
    <number:number-style style:name="N13,9cel-Correct" style:volatile="true">
      <number:number number:min-integer-digits="1" number:decimal-places="0"/>
    </number:number-style>
    <style:style style:name="13,9cel-Correct" style:family="table-cell" style:parent-style-name="Default" style:data-style-name="N13,9cel-Correct"/>
    <number:number-style style:name="N13,10cel-Correct" style:volatile="true">
      <number:number number:min-integer-digits="1" number:decimal-places="0"/>
    </number:number-style>
    <style:style style:name="13,10cel-Correct" style:family="table-cell" style:parent-style-name="Default" style:data-style-name="N13,10cel-Correct"/>
    <number:number-style style:name="N13,11cel-Correct" style:volatile="true">
      <number:number number:min-integer-digits="1" number:decimal-places="0"/>
    </number:number-style>
    <style:style style:name="13,11cel-Correct" style:family="table-cell" style:parent-style-name="Default" style:data-style-name="N13,11cel-Correct"/>
    <number:number-style style:name="N14,2cel-Correct" style:volatile="true">
      <number:number number:min-integer-digits="1" number:decimal-places="0"/>
    </number:number-style>
    <style:style style:name="14,2cel-Correct" style:family="table-cell" style:parent-style-name="Default" style:data-style-name="N14,2cel-Correct"/>
    <number:number-style style:name="N14,3cel-Correct" style:volatile="true">
      <number:number number:min-integer-digits="1" number:decimal-places="0"/>
    </number:number-style>
    <style:style style:name="14,3cel-Correct" style:family="table-cell" style:parent-style-name="Default" style:data-style-name="N14,3cel-Correct"/>
    <number:number-style style:name="N14,4cel-Correct" style:volatile="true">
      <number:number number:min-integer-digits="1" number:decimal-places="0"/>
    </number:number-style>
    <style:style style:name="14,4cel-Correct" style:family="table-cell" style:parent-style-name="Default" style:data-style-name="N14,4cel-Correct"/>
    <number:number-style style:name="N14,5cel-Correct" style:volatile="true">
      <number:number number:min-integer-digits="1" number:decimal-places="0"/>
    </number:number-style>
    <style:style style:name="14,5cel-Correct" style:family="table-cell" style:parent-style-name="Default" style:data-style-name="N14,5cel-Correct"/>
    <number:number-style style:name="N14,6cel-Correct" style:volatile="true">
      <number:number number:min-integer-digits="1" number:decimal-places="0"/>
    </number:number-style>
    <style:style style:name="14,6cel-Correct" style:family="table-cell" style:parent-style-name="Default" style:data-style-name="N14,6cel-Correct"/>
    <number:number-style style:name="N14,7cel-Correct" style:volatile="true">
      <number:number number:min-integer-digits="1" number:decimal-places="0"/>
    </number:number-style>
    <style:style style:name="14,7cel-Correct" style:family="table-cell" style:parent-style-name="Default" style:data-style-name="N14,7cel-Correct"/>
    <number:number-style style:name="N14,8cel-Correct" style:volatile="true">
      <number:number number:min-integer-digits="1" number:decimal-places="0"/>
    </number:number-style>
    <style:style style:name="14,8cel-Correct" style:family="table-cell" style:parent-style-name="Default" style:data-style-name="N14,8cel-Correct"/>
    <number:number-style style:name="N14,9cel-Correct" style:volatile="true">
      <number:number number:min-integer-digits="1" number:decimal-places="0"/>
    </number:number-style>
    <style:style style:name="14,9cel-Correct" style:family="table-cell" style:parent-style-name="Default" style:data-style-name="N14,9cel-Correct"/>
    <number:number-style style:name="N14,10cel-Correct" style:volatile="true">
      <number:number number:min-integer-digits="1" number:decimal-places="0"/>
    </number:number-style>
    <style:style style:name="14,10cel-Correct" style:family="table-cell" style:parent-style-name="Default" style:data-style-name="N14,10cel-Correct"/>
    <number:number-style style:name="N14,11cel-Correct" style:volatile="true">
      <number:number number:min-integer-digits="1" number:decimal-places="0"/>
    </number:number-style>
    <style:style style:name="14,11cel-Correct" style:family="table-cell" style:parent-style-name="Default" style:data-style-name="N14,11cel-Correct"/>
    <number:number-style style:name="N15,2cel-Correct" style:volatile="true">
      <number:number number:min-integer-digits="1" number:decimal-places="0"/>
    </number:number-style>
    <style:style style:name="15,2cel-Correct" style:family="table-cell" style:parent-style-name="Default" style:data-style-name="N15,2cel-Correct"/>
    <number:number-style style:name="N15,3cel-Correct" style:volatile="true">
      <number:number number:min-integer-digits="1" number:decimal-places="0"/>
    </number:number-style>
    <style:style style:name="15,3cel-Correct" style:family="table-cell" style:parent-style-name="Default" style:data-style-name="N15,3cel-Correct"/>
    <number:number-style style:name="N15,4cel-Correct" style:volatile="true">
      <number:number number:min-integer-digits="1" number:decimal-places="0"/>
    </number:number-style>
    <style:style style:name="15,4cel-Correct" style:family="table-cell" style:parent-style-name="Default" style:data-style-name="N15,4cel-Correct"/>
    <number:number-style style:name="N15,5cel-Correct" style:volatile="true">
      <number:number number:min-integer-digits="1" number:decimal-places="0"/>
    </number:number-style>
    <style:style style:name="15,5cel-Correct" style:family="table-cell" style:parent-style-name="Default" style:data-style-name="N15,5cel-Correct"/>
    <number:number-style style:name="N15,6cel-Correct" style:volatile="true">
      <number:number number:min-integer-digits="1" number:decimal-places="0"/>
    </number:number-style>
    <style:style style:name="15,6cel-Correct" style:family="table-cell" style:parent-style-name="Default" style:data-style-name="N15,6cel-Correct"/>
    <number:number-style style:name="N15,7cel-Correct" style:volatile="true">
      <number:number number:min-integer-digits="1" number:decimal-places="0"/>
    </number:number-style>
    <style:style style:name="15,7cel-Correct" style:family="table-cell" style:parent-style-name="Default" style:data-style-name="N15,7cel-Correct"/>
    <number:number-style style:name="N15,8cel-Correct" style:volatile="true">
      <number:number number:min-integer-digits="1" number:decimal-places="0"/>
    </number:number-style>
    <style:style style:name="15,8cel-Correct" style:family="table-cell" style:parent-style-name="Default" style:data-style-name="N15,8cel-Correct"/>
    <number:number-style style:name="N15,9cel-Correct" style:volatile="true">
      <number:number number:min-integer-digits="1" number:decimal-places="0"/>
    </number:number-style>
    <style:style style:name="15,9cel-Correct" style:family="table-cell" style:parent-style-name="Default" style:data-style-name="N15,9cel-Correct"/>
    <number:number-style style:name="N15,10cel-Correct" style:volatile="true">
      <number:number number:min-integer-digits="1" number:decimal-places="0"/>
    </number:number-style>
    <style:style style:name="15,10cel-Correct" style:family="table-cell" style:parent-style-name="Default" style:data-style-name="N15,10cel-Correct"/>
    <number:number-style style:name="N15,11cel-Correct" style:volatile="true">
      <number:number number:min-integer-digits="1" number:decimal-places="0"/>
    </number:number-style>
    <style:style style:name="15,11cel-Correct" style:family="table-cell" style:parent-style-name="Default" style:data-style-name="N15,11cel-Correct"/>
    <number:number-style style:name="N16,2cel-Correct" style:volatile="true">
      <number:number number:min-integer-digits="1" number:decimal-places="0"/>
    </number:number-style>
    <style:style style:name="16,2cel-Correct" style:family="table-cell" style:parent-style-name="Default" style:data-style-name="N16,2cel-Correct"/>
    <number:number-style style:name="N16,3cel-Correct" style:volatile="true">
      <number:number number:min-integer-digits="1" number:decimal-places="0"/>
    </number:number-style>
    <style:style style:name="16,3cel-Correct" style:family="table-cell" style:parent-style-name="Default" style:data-style-name="N16,3cel-Correct"/>
    <number:number-style style:name="N16,4cel-Correct" style:volatile="true">
      <number:number number:min-integer-digits="1" number:decimal-places="0"/>
    </number:number-style>
    <style:style style:name="16,4cel-Correct" style:family="table-cell" style:parent-style-name="Default" style:data-style-name="N16,4cel-Correct"/>
    <number:number-style style:name="N16,5cel-Correct" style:volatile="true">
      <number:number number:min-integer-digits="1" number:decimal-places="0"/>
    </number:number-style>
    <style:style style:name="16,5cel-Correct" style:family="table-cell" style:parent-style-name="Default" style:data-style-name="N16,5cel-Correct"/>
    <number:number-style style:name="N16,6cel-Correct" style:volatile="true">
      <number:number number:min-integer-digits="1" number:decimal-places="0"/>
    </number:number-style>
    <style:style style:name="16,6cel-Correct" style:family="table-cell" style:parent-style-name="Default" style:data-style-name="N16,6cel-Correct"/>
    <number:number-style style:name="N16,7cel-Correct" style:volatile="true">
      <number:number number:min-integer-digits="1" number:decimal-places="0"/>
    </number:number-style>
    <style:style style:name="16,7cel-Correct" style:family="table-cell" style:parent-style-name="Default" style:data-style-name="N16,7cel-Correct"/>
    <number:number-style style:name="N16,8cel-Correct" style:volatile="true">
      <number:number number:min-integer-digits="1" number:decimal-places="0"/>
    </number:number-style>
    <style:style style:name="16,8cel-Correct" style:family="table-cell" style:parent-style-name="Default" style:data-style-name="N16,8cel-Correct"/>
    <number:number-style style:name="N16,9cel-Correct" style:volatile="true">
      <number:number number:min-integer-digits="1" number:decimal-places="0"/>
    </number:number-style>
    <style:style style:name="16,9cel-Correct" style:family="table-cell" style:parent-style-name="Default" style:data-style-name="N16,9cel-Correct"/>
    <number:number-style style:name="N16,10cel-Correct" style:volatile="true">
      <number:number number:min-integer-digits="1" number:decimal-places="0"/>
    </number:number-style>
    <style:style style:name="16,10cel-Correct" style:family="table-cell" style:parent-style-name="Default" style:data-style-name="N16,10cel-Correct"/>
    <number:number-style style:name="N16,11cel-Correct" style:volatile="true">
      <number:number number:min-integer-digits="1" number:decimal-places="0"/>
    </number:number-style>
    <style:style style:name="16,11cel-Correct" style:family="table-cell" style:parent-style-name="Default" style:data-style-name="N16,11cel-Correct"/>
  </office:automatic-styles>
  <office:body>
    <office:spreadsheet>
      <table:table table:name="Sheet1">
        <table:table-column table:style-name="_col-Sheet1" table:number-columns-repeated="21" table:default-cell-style-name="Default"/>
        <table:table-row table:style-name="_row-Sheet1">
          <table:table-cell table:style-name="1,1cel-Sheet1" office:value-type="string">
            <text:p>Timestamp</text:p>
          </table:table-cell>
          <table:table-cell table:style-name="1,2cel-Sheet1" office:value-type="string">
            <text:p>Which Subject?</text:p>
          </table:table-cell>
          <table:table-cell table:style-name="1,2cel-Sheet1" office:value-type="string">
            <text:p>Which Floor?</text:p>
          </table:table-cell>
          <table:table-cell table:style-name="1,2cel-Sheet1" office:value-type="string">
            <text:p>R17 to R5</text:p>
          </table:table-cell>
          <table:table-cell table:style-name="1,2cel-Sheet1" office:value-type="string">
            <text:p>R9 to R16</text:p>
          </table:table-cell>
          <table:table-cell table:style-name="1,2cel-Sheet1" office:value-type="string">
            <text:p>R10 to R1</text:p>
          </table:table-cell>
          <table:table-cell table:style-name="1,2cel-Sheet1" office:value-type="string">
            <text:p>R1 to R19</text:p>
          </table:table-cell>
          <table:table-cell table:style-name="1,2cel-Sheet1" office:value-type="string">
            <text:p>R19 to R22</text:p>
          </table:table-cell>
          <table:table-cell table:style-name="1,2cel-Sheet1" office:value-type="string">
            <text:p>R19 to R14</text:p>
          </table:table-cell>
          <table:table-cell table:style-name="1,2cel-Sheet1" office:value-type="string">
            <text:p>R16 to R22</text:p>
          </table:table-cell>
          <table:table-cell table:style-name="1,2cel-Sheet1" office:value-type="string">
            <text:p>R25 to R26</text:p>
          </table:table-cell>
          <table:table-cell table:style-name="1,2cel-Sheet1" office:value-type="string">
            <text:p>R19 to R26</text:p>
          </table:table-cell>
          <table:table-cell table:style-name="1,2cel-Sheet1" office:value-type="string">
            <text:p>R25 to R11</text:p>
          </table:table-cell>
          <table:table-cell table:style-name="1,2cel-Sheet1"/>
          <table:table-cell table:style-name="1,2cel-Sheet1"/>
          <table:table-cell table:style-name="1,2cel-Sheet1"/>
          <table:table-cell table:style-name="1,2cel-Sheet1"/>
          <table:table-cell table:style-name="1,2cel-Sheet1"/>
          <table:table-cell table:style-name="1,2cel-Sheet1"/>
          <table:table-cell table:style-name="1,2cel-Sheet1"/>
          <table:table-cell/>
        </table:table-row>
        <table:table-row table:style-name="_row-Sheet1">
          <table:table-cell table:style-name="2,1cel-Sheet1" office:value-type="date" office:date-value="2009-06-16T23:59:33">
            <text:p>6/16/2009 23:59:33</text:p>
          </table:table-cell>
          <table:table-cell table:style-name="2,2cel-Sheet1" office:value-type="string">
            <text:p>Subject 01</text:p>
          </table:table-cell>
          <table:table-cell table:style-name="2,2cel-Sheet1" office:value-type="string">
            <text:p>Stata 8th Floor</text:p>
          </table:table-cell>
          <table:table-cell table:style-name="2,2cel-Sheet1" office:value-type="string">
            <text:p>With your back to the windows, walk straight through the door near the elevators.  Continue to walk straight, going through one door until you come to an intersection just past a whiteboard.  Turn left, turn right, and enter the second door on your right (sign says "Administrative Assistant").</text:p>
          </table:table-cell>
          <table:table-cell table:style-name="2,2cel-Sheet1" office:value-type="string">
            <text:p>Turn towards the large cement-colored double doors and walk straight.  Take a left at those doors and continue straight, going through one single door and one set of double doors, until you see a door going into a large open area with seating.  Right before that door take a right.</text:p>
          </table:table-cell>
          <table:table-cell table:style-name="2,2cel-Sheet1" office:value-type="string">
            <text:p>Walk out of area towards cabinet and turn left.  Continue straight until you reach the end of the hall, then bear left.  When that hall meets an intersection (you'll see double doors straight ahead), turn right and walk through doors that say "RLE".</text:p>
          </table:table-cell>
          <table:table-cell table:style-name="2,2cel-Sheet1" office:value-type="string">
            <text:p>Start with back to long wall of windows.  Walk through door on the farthest left side of opposite wall (says "rle").  Take right at photocopier, stay left at refrigerator, take left at end of hall and right at intersection.  Go straight through several sets of doors until you are in a large open area facing windows.  Head forward and to your right, beyond the spiral staircase, towards some cubbies.  Go straight down that hall, turning left when you see orange couches.</text:p>
          </table:table-cell>
          <table:table-cell table:style-name="2,2cel-Sheet1" office:value-type="string">
            <text:p>Orient yourself with your back to the computers.  Leave through the left entrance past the whiteboard.  Turn right, and walk out into the large open space.  Walk straight through the space to the hallway with the blue carpet, then turn left into the last office on the left ("Department of Linguistics").</text:p>
          </table:table-cell>
          <table:table-cell table:style-name="2,2cel-Sheet1" office:value-type="string">
            <text:p>With back to computers, walk out far left exit.  Turn right and follow hall into large open space.  Walk past the spiral staircase and through the last set of doors on your left before the carpet turns blue.  Walk straight and then turn left right after water fountains, before janitor's closet or double doors.</text:p>
          </table:table-cell>
          <table:table-cell table:style-name="2,2cel-Sheet1" office:value-type="string">
            <text:p>Facing large windows, turn left and walk through double-doors on your left.  Notice blue carpet to your left - walk down that hall and into office two doors down on left.</text:p>
          </table:table-cell>
          <table:table-cell table:style-name="2,2cel-Sheet1" office:value-type="string">
            <text:p>Face away from window and walk straight down hall, turning left when you reach an intersection with double doors right across from you.  Walk straight across large open area with orange rug.  When you encounter cabinets, turn right and walk straight into tiled area.</text:p>
          </table:table-cell>
          <table:table-cell table:style-name="2,2cel-Sheet1" office:value-type="string">
            <text:p>With the computers to your back, walk out far left exit.  Turn right and walk down hallway into large open area.  Immediately turn left and walk straight into tiled area.</text:p>
          </table:table-cell>
          <table:table-cell table:style-name="2,2cel-Sheet1" office:value-type="string">
            <text:p>Face away from window and walk straight down hall.  When you reach a set of double doors, turn left.  Continue to walk straight until the carpet turns orange, and then walk through double doors on right.  Walk straight down the hall through all doors until you see a whiteboard on your right.  Take the next right, then turn left at the end of the hall.  Enter second door on your left.</text:p>
          </table:table-cell>
          <table:table-cell/>
          <table:table-cell/>
          <table:table-cell/>
          <table:table-cell/>
          <table:table-cell/>
          <table:table-cell/>
          <table:table-cell/>
          <table:table-cell/>
        </table:table-row>
        <table:table-row table:style-name="_row-Sheet1">
          <table:table-cell table:style-name="3,1cel-Sheet1" office:value-type="date" office:date-value="2009-06-17T10:21:45">
            <text:p>6/17/2009 10:21:45</text:p>
          </table:table-cell>
          <table:table-cell table:style-name="2,2cel-Sheet1" office:value-type="string">
            <text:p>Subject 04</text:p>
          </table:table-cell>
          <table:table-cell table:style-name="2,2cel-Sheet1" office:value-type="string">
            <text:p>Stata 8th Floor</text:p>
          </table:table-cell>
          <table:table-cell table:style-name="2,2cel-Sheet1" office:value-type="string">
            <text:p>Go through the set of double doors by the red couches.  Continue straight down the corridor, pass through two sets of wooden double doors, and enter through the gray door facing you with a phone next to it.  Take a left through the blue double doors, and follow the corridor.  The room is the second door on the left after you have rounded the corner.</text:p>
          </table:table-cell>
          <table:table-cell table:style-name="2,2cel-Sheet1" office:value-type="string">
            <text:p>Face the gray doors.  Take a left, pass through a gray door, the two sets of wooden doors.  Continue straight, and take a right before going the wood-framed glass doors.</text:p>
          </table:table-cell>
          <table:table-cell table:style-name="2,2cel-Sheet1" office:value-type="string">
            <text:p>Exit and take a left, and continue down the corridor.  Round the corner, and take a right when facing the gray doors.  Go through the doors labeled RLE at MIT.</text:p>
          </table:table-cell>
          <table:table-cell table:style-name="2,2cel-Sheet1" office:value-type="string">
            <text:p>Go through the wooden RLE at MIT doors.  Take a right through the blue doors, and follow the corridor, rounding two left corners.  Go through another set of blue doors, take a right, and go through the gray door.  Pass through two sets of wooden doors, go straight, and pass through the wood-framed glass doors.  Take a right continue pass the mailboxes, and take a left.</text:p>
          </table:table-cell>
          <table:table-cell table:style-name="2,2cel-Sheet1" office:value-type="string">
            <text:p>Starting from the couches, pass the gray cabinets and take a right.  Continue straight past the spiral staircase and couches, a take a left through the set of doors facing a corridor on your right.</text:p>
          </table:table-cell>
          <table:table-cell table:style-name="2,2cel-Sheet1" office:value-type="string">
            <text:p>Starting from the couches, pass the gray cabinets, and take a right.  Pass the spiral staircase, and take a left through the set of wood-framed glass doors facing the red couches.  Continue straight down the corridor, and take a left immediately after the water fountains.  Go straight through the door in front of you.</text:p>
          </table:table-cell>
          <table:table-cell table:style-name="2,2cel-Sheet1" office:value-type="string">
            <text:p>With the elevators on your left, go straight and pass through the wood-framed glass doors on your right.  Immediately take a left, and enter through the second door on your left.</text:p>
          </table:table-cell>
          <table:table-cell table:style-name="2,2cel-Sheet1" office:value-type="string">
            <text:p>Go straight down the corridor, and take a left at the end of the corridor.  Keep going straight past the spiral staircase until you're facing wooden cabinets.  Take a right.</text:p>
          </table:table-cell>
          <table:table-cell table:style-name="2,2cel-Sheet1" office:value-type="string">
            <text:p>Starting from the couches, pass the gray cabinets and take a right.  Take a left at the end of the mailboxes, and follow the wall into the small kitchen.</text:p>
          </table:table-cell>
          <table:table-cell table:style-name="2,2cel-Sheet1" office:value-type="string">
            <text:p>Go straight down the corridor, and take a left at the end of the corridor.  Take a right through the wood-framed glass doors facing the red couches.  Continue down the corridor, through two sets of wooden doors and a gray door with a phone next to it.  Take a right, then round the corner.  Take the second set of blue doors on your left.</text:p>
          </table:table-cell>
          <table:table-cell/>
          <table:table-cell/>
          <table:table-cell/>
          <table:table-cell/>
          <table:table-cell/>
          <table:table-cell/>
          <table:table-cell/>
          <table:table-cell/>
        </table:table-row>
        <table:table-row table:style-name="_row-Sheet1">
          <table:table-cell table:style-name="4,1cel-Sheet1" office:value-type="date" office:date-value="2009-06-17T13:48:18">
            <text:p>6/17/2009 13:48:18</text:p>
          </table:table-cell>
          <table:table-cell table:style-name="2,2cel-Sheet1" office:value-type="string">
            <text:p>Subject 06</text:p>
          </table:table-cell>
          <table:table-cell table:style-name="2,2cel-Sheet1" office:value-type="string">
            <text:p>Stata 8th Floor</text:p>
          </table:table-cell>
          <table:table-cell table:style-name="2,2cel-Sheet1" office:value-type="string">
            <text:p>Start in the atrium area and go straight through the double glass doors by the elevators.  Walk down the hallway to the right of the elevators, through the double doors, and straight through the metal door towards the physiology / research area.  After walking through the door, turn left at the first hallway to your left (right opposite the nitrogen drum).  Walk down the short hall, then turn right as the hallway turns right.  Facing the long wall in front of you, your destination will be the first door to your left (36-880).</text:p>
          </table:table-cell>
          <table:table-cell table:style-name="2,2cel-Sheet1" office:value-type="string">
            <text:p>Starting in this hall, walk straight till the hall "Ts", then turn left.  Walk through the metal door and straight down the hall towards the double glass doors.  Right before the glass doors, turn right into the hall in front of the elevators.</text:p>
          </table:table-cell>
          <table:table-cell table:style-name="2,2cel-Sheet1" office:value-type="string">
            <text:p>Starting by the micromechanics group room on your left, walk straight down the hall, turn left as the hall turns left.  Walk towards the double gray doors, then turn right and go through the double wooden.  Walk through doors into the "glass" room (surrounded by windows floor to ceiling).</text:p>
          </table:table-cell>
          <table:table-cell table:style-name="2,2cel-Sheet1" office:value-type="string">
            <text:p>Starting here in the "glass room" go through the double doors, and make an immediate left.  Follow the hall around until it "Ts" in front of double gray metal doors.  Make a left and walk through the single metal door, and straight down the hall toward the double glass doors.  Walk through the double glass doors into the atrium and make a right.  Follow the atrium all the way to the right to the narrow hall with the mailboxes.  Go past the mailboxes and take an immediate left into the lounge area with the computers.</text:p>
          </table:table-cell>
          <table:table-cell table:style-name="2,2cel-Sheet1" office:value-type="string">
            <text:p>From the lounge with the computers on your left, walk through either short hall and take a right down the hall past the mailboxes on your right.  Walk all the way through the atrium and down the hall past the spiral staircase.  Turn left at the second door past the glass doors to the elevators.  Enter into the Department of Linguistics and Philosophy.</text:p>
          </table:table-cell>
          <table:table-cell table:style-name="2,2cel-Sheet1" office:value-type="string">
            <text:p>From the lounge (with computers on your left) take either short hall out and turn right.  Walk past offices / through the hall with the mail slots on your right and walk out into the atrium.  Once in the atrium, walk to the first set of double doors on the left (just past the glass wall in front of the elevators) and go through the glass doors.  Walk straight down the hall, just past the drinking fountains, and turn left right before going through the double wooden doors.  You're now at the women's bathroom.</text:p>
          </table:table-cell>
          <table:table-cell table:style-name="2,2cel-Sheet1" office:value-type="string">
            <text:p>From right in front of the elevators (facing the glass wall) turn left and then make an immediate right through the glass doors.  Make an immediate left from the atrium and walk down the short hall.  The second door(s) on your left is your destination : the Philosophy and Linguistics Department (directly across from the rest of the hallway to your right).</text:p>
          </table:table-cell>
          <table:table-cell table:style-name="2,2cel-Sheet1" office:value-type="string">
            <text:p>From this small office area  (with the window to your back).  Walk straight ahead down the hall to where the hall turns to your left.  Turn left and walk out into the atrium past the glass wall (in front of the elevators) to your right.  Follow the wall (in your right) all the way until you see a small office supply counter in front of you.  Here make an immediate right into the small kitchen area.</text:p>
          </table:table-cell>
          <table:table-cell table:style-name="2,2cel-Sheet1" office:value-type="string">
            <text:p>From this computer lounge (with the computers to your left), exit out either hall and make an immediate right.  Walk down the hallway, past the mailboxes, and back out into the atrium.  As soon as you enter the atrium, turn left and follow the left side wall past the small office counter straight into the kitchen area in front of you.</text:p>
          </table:table-cell>
          <table:table-cell table:style-name="2,2cel-Sheet1" office:value-type="string">
            <text:p>From this small office area (with the window at your back), walk straight ahead, down the hall.  Turn left when the hall turns left and walk towards the atrium.  Immediately, turn right and go through the double glass doors, past the elevators on your left, past the drinking fountains, through the double wooden doors, and straight through the single metal doorway.  Turn right almost immediately, go down the short hall and follow the hall to your left.  Go to the second doorway on your left (to the micromechanics group doorway).</text:p>
          </table:table-cell>
          <table:table-cell/>
          <table:table-cell/>
          <table:table-cell/>
          <table:table-cell/>
          <table:table-cell/>
          <table:table-cell/>
          <table:table-cell/>
          <table:table-cell/>
        </table:table-row>
        <table:table-row table:style-name="_row-Sheet1">
          <table:table-cell table:style-name="5,1cel-Sheet1" office:value-type="date" office:date-value="2009-06-17T17:48:03">
            <text:p>6/17/2009 17:48:03</text:p>
          </table:table-cell>
          <table:table-cell table:style-name="2,2cel-Sheet1" office:value-type="string">
            <text:p>Subject 10</text:p>
          </table:table-cell>
          <table:table-cell table:style-name="2,2cel-Sheet1" office:value-type="string">
            <text:p>Stata 8th Floor</text:p>
          </table:table-cell>
          <table:table-cell table:style-name="2,2cel-Sheet1" office:value-type="string">
            <text:p>Facing the elevators, go down the hallway extending past and to the right of the elevators (through the glass and wooden doors).  Enter the door into Building 36 and take a left through the turquoise doors near the end of the hallway.  Follow the corridor as it turns to the right and go in the second door on your left.  That's the destination (36-872).</text:p>
          </table:table-cell>
          <table:table-cell table:style-name="2,2cel-Sheet1" office:value-type="string">
            <text:p>With the pink wall to your right, walk to the end of the hall and turn left.  Go through the gray door, two sets of wooden doors, and down the hallway.  Take a right turn just before the glass and wood doors and stop in front of the elevators.</text:p>
          </table:table-cell>
          <table:table-cell table:style-name="2,2cel-Sheet1" office:value-type="string">
            <text:p>Exit the room you are in and go left down the hallway (salmon colored wall on your left).  Follow the corridor to the left, take a right at the "T" at the end of the short hallway, and go through the wood doors to the glass-walled lobby.</text:p>
          </table:table-cell>
          <table:table-cell table:style-name="2,2cel-Sheet1" office:value-type="string">
            <text:p>Exit through the wooden doors beside the elevators and take the left in the next small copy area.  Follow the corridor through two right turns and go left at the "T" at the end.  Go through the gray metal door, two sets of wooden doors and the glass and wood doors at the end of the hall.  Head towards your right and diagonally across the room with the spiral staircase.  Go past the cubby holes and into the hall with blue carpet.  Take the first left and and you are there.</text:p>
          </table:table-cell>
          <table:table-cell table:style-name="2,2cel-Sheet1" office:value-type="string">
            <text:p>Starting from the couches, walk past the whiteboard and take a right.  Cross diagonally across the room with the spiral stairs and exit down the hallway past the red couches.  Do not go through the glass and wooden doors.  Take a left into 32-D808.</text:p>
          </table:table-cell>
          <table:table-cell table:style-name="2,2cel-Sheet1" office:value-type="string">
            <text:p>Starting from the couches, walk past the whiteboard and take a right.  Cross diagonally the room with the spiral staircase and exit through the wood and glass doors by the red couches.  Go down the hallway in front of you (blue carpet) and take a left right after the water fountains.  You should be looking at the restrooms.</text:p>
          </table:table-cell>
          <table:table-cell table:style-name="2,2cel-Sheet1" office:value-type="string">
            <text:p>Walk through the wood and glass door on your right as you leave the elevator atrium.  Go left immediately through the doors into the blue carpeted hallway and turn left into 32-D808.</text:p>
          </table:table-cell>
          <table:table-cell table:style-name="2,2cel-Sheet1" office:value-type="string">
            <text:p>Exit the room you are in and walk down the hallway with gray file cabinets in it.  Take a left when you reach the glowing EXIT sign hanging from the ceiling (in front of 32-D808).  Go straight past the multi-colored chairs on your right and take a right into the small alcove at the end of the room with the spiral staircase.</text:p>
          </table:table-cell>
          <table:table-cell table:style-name="2,2cel-Sheet1" office:value-type="string">
            <text:p>Starting from the couches, walk past the whiteboard and take a right.  When the carpet changes from blue to red, turn left and go into the little alcove with coffee and tea right in front of you.  You should not have to cross the room with the spiral staircase.</text:p>
          </table:table-cell>
          <table:table-cell table:style-name="2,2cel-Sheet1" office:value-type="string">
            <text:p>Exit the room you are in and walk down the hallway with the gray filing cabinets in it.  Take a left when you reach 32-D808.  Go through the glass and wooden doors on your right just after the carpet turns red from blue.  Go straight through two sets of wooden doors and the single gray door.  Take a right down the hallway with the salmon-colored wall.  Follow this hallway to the left and enter 36-863 on your left.</text:p>
          </table:table-cell>
          <table:table-cell/>
          <table:table-cell/>
          <table:table-cell/>
          <table:table-cell/>
          <table:table-cell/>
          <table:table-cell/>
          <table:table-cell/>
          <table:table-cell/>
        </table:table-row>
        <table:table-row table:style-name="_row-Sheet1">
          <table:table-cell table:style-name="6,1cel-Sheet1" office:value-type="date" office:date-value="2009-06-19T13:44:35">
            <text:p>6/19/2009 13:44:35</text:p>
          </table:table-cell>
          <table:table-cell table:style-name="2,2cel-Sheet1" office:value-type="string">
            <text:p>Subject 11</text:p>
          </table:table-cell>
          <table:table-cell table:style-name="2,2cel-Sheet1" office:value-type="string">
            <text:p>Stata 8th Floor</text:p>
          </table:table-cell>
          <table:table-cell table:style-name="2,2cel-Sheet1" office:value-type="string">
            <text:p>Go out the glass doors toward the elevators, and walk down that hall, you'll pass water fountains and come to wooden doors. Go through that set of doors, and the next, and the next. After going through that last set (3rd door) you'll be in the RLE. Take your first left, the your first right, and the room will be on the left side of the hallway. It should be 36-872 or something.</text:p>
            <text:p/>
          </table:table-cell>
          <table:table-cell table:style-name="2,2cel-Sheet1" office:value-type="string">
            <text:p>Head out away from all the rooms. Turn left at the end of the hall towards the exit. Walk through 3 sets of doors past the water fountains. Turn right after you are on </text:p>
            <text:p>the red carpet. You'll see the elevators.</text:p>
            <text:p/>
          </table:table-cell>
          <table:table-cell table:style-name="2,2cel-Sheet1" office:value-type="string">
            <text:p>Leave the room and turn left. Walk to the end of the hall, turn left.  Walk to the end of that hall, turn right (away from the copier).  Go through the wooden doors that say rle. It's a room </text:p>
            <text:p>with big windows and elevators.</text:p>
            <text:p/>
          </table:table-cell>
          <table:table-cell table:style-name="2,2cel-Sheet1" office:value-type="string">
            <text:p>Walk through the doors and down the hall and take the first right toward a kitchen space. Follow the hallway until it ends turn left. Follow that hallway and turn left after the white board. Turn right toward the exit sign and walk through 3 sets of doors. Continue into the Department of  Linguistics and Philosophy study (past elevators) and go right toward the mailboxes. Take the first left toward the couches and computers.</text:p>
            <text:p/>
          </table:table-cell>
          <table:table-cell table:style-name="2,2cel-Sheet1" office:value-type="string">
            <text:p>Walk down the hall away from the computers, toward the couches and turn right. Continue past the staircase toward the blue carpet area.  The doors is on the left and is the Dept. of Linguistics and Philosophy</text:p>
            <text:p/>
          </table:table-cell>
          <table:table-cell table:style-name="2,2cel-Sheet1" office:value-type="string">
            <text:p>Walk away from the computers and turn right toward the mailboxes.  Continue through past the staircase and exit through the glass doors.  Walk down the hall past the water fountains and take a left.</text:p>
            <text:p/>
          </table:table-cell>
          <table:table-cell table:style-name="2,2cel-Sheet1" office:value-type="string">
            <text:p>Walk away from the elevators and turn right into the glass doors.  Immediately go left onto the blue carpet.  Look left and there will be a door on the left that say Dept. of Linguistics and Philosophy.</text:p>
            <text:p/>
            <text:p/>
          </table:table-cell>
          <table:table-cell table:style-name="2,2cel-Sheet1" office:value-type="string">
            <text:p>Walk straight down the hall and turn left at the Department of Linguistics and Philosophy headquarters. Continue walking past the stair case, but look right. After the glass windows (looking at elevators) turn right around the corner into a small corner kitchen.</text:p>
            <text:p/>
          </table:table-cell>
          <table:table-cell table:style-name="2,2cel-Sheet1" office:value-type="string">
            <text:p>Walk away from the computers down the hall toward the mailboxes on your right. Take a left and stay near the wall. The room is a small kitchen space kind of tucked in the corner of the room.</text:p>
            <text:p/>
          </table:table-cell>
          <table:table-cell table:style-name="2,2cel-Sheet1" office:value-type="string">
            <text:p>Walk straight down the hall and turn left at the Department of Linguistics and Philosophy Headquarters. Exit through the glass doors toward the elevators,  but continue down that hall.  Go past the water fountains and into 3 sets of doors. You will now be in building 36. Take the first right, right past the white board. Turn left and the room should be on your left (I think it's number 36-863).</text:p>
            <text:p/>
          </table:table-cell>
          <table:table-cell/>
          <table:table-cell/>
          <table:table-cell/>
          <table:table-cell/>
          <table:table-cell/>
          <table:table-cell/>
          <table:table-cell/>
          <table:table-cell/>
        </table:table-row>
        <table:table-row table:style-name="_row-Sheet1">
          <table:table-cell table:style-name="7,1cel-Sheet1" office:value-type="date" office:date-value="2009-06-19T13:47:53">
            <text:p>6/19/2009 13:47:53</text:p>
          </table:table-cell>
          <table:table-cell table:style-name="2,2cel-Sheet1" office:value-type="string">
            <text:p>Subject 13</text:p>
          </table:table-cell>
          <table:table-cell table:style-name="2,2cel-Sheet1" office:value-type="string">
            <text:p>Stata 8th Floor</text:p>
          </table:table-cell>
          <table:table-cell table:style-name="2,2cel-Sheet1" office:value-type="string">
            <text:p>Go through the double doors opposite the picture window, past the elevator and straight through two more sets of double doors and one single door. Make a left at the nitrogen tank (ahead of you is room 36-869) and then your next right -- destination is second door on left.</text:p>
            <text:p/>
          </table:table-cell>
          <table:table-cell table:style-name="2,2cel-Sheet1" office:value-type="string">
            <text:p>Go to the end of the hall; turn left. Go straight on through one single door and two sets of double doors.  Elevator lobby will be on the right just before the big room with spiral staircase.</text:p>
            <text:p/>
          </table:table-cell>
          <table:table-cell table:style-name="2,2cel-Sheet1" office:value-type="string">
            <text:p>Go out the door and turn left at end of the hallway follow the exit sign to the left, then next right.  Ignore signs on double doors reading "alarmed" and proceed through.</text:p>
            <text:p/>
            <text:p/>
          </table:table-cell>
          <table:table-cell table:style-name="2,2cel-Sheet1" office:value-type="string">
            <text:p>Leave through double doors next to elevator, turn right at the photocopier and immediately left at refrigerator.  Past the enormous white board turn left, then right go thru door next to exit sign and go straight till you reach the big room with spiral staircase - walk around to the other side of the staircase and go down the hall past the mailboxes.  Room is on the left after the mailboxes.</text:p>
            <text:p/>
          </table:table-cell>
          <table:table-cell table:style-name="2,2cel-Sheet1" office:value-type="string">
            <text:p>Leave via the hallway to the right of the whiteboard, turn right past the mailboxes and cross the room with the spiral staircase to the hallway directly beyond (not the elevator lobby). The room is on your left, labeled "Linguistics and Philosophy Headquarters" on double doors.</text:p>
            <text:p/>
          </table:table-cell>
          <table:table-cell table:style-name="2,2cel-Sheet1" office:value-type="string">
            <text:p>Take the hallway to the right when facing the whiteboard and turn right immediately. When you get to the big room with staircase, go out into the elevator lobby and past the elevators -- bathrooms are just past the water fountains on the left.</text:p>
            <text:p/>
          </table:table-cell>
          <table:table-cell table:style-name="2,2cel-Sheet1" office:value-type="string">
            <text:p>Go through the double doors into the room with the spiral staircase - just inside the doors, go around the corner to the left.  The destination is on the left thru the double doors labeled "Department of linguistics and philosophy".</text:p>
            <text:p/>
          </table:table-cell>
          <table:table-cell table:style-name="2,2cel-Sheet1" office:value-type="string">
            <text:p>Face away from the window and go straight down the hall at the end of the hall turn left and cross the big room on the side nearest the elevators. Destination is to your right after the glass wall to the elevator lobby.</text:p>
            <text:p/>
          </table:table-cell>
          <table:table-cell table:style-name="2,2cel-Sheet1" office:value-type="string">
            <text:p>Take the hallway to the right of the whiteboard, turn right and go past the mailboxes, turn left when you reach the big room. Destination is then straight ahead along the wall with the poland spring bottles, where the window is.</text:p>
            <text:p/>
          </table:table-cell>
          <table:table-cell table:style-name="2,2cel-Sheet1" office:value-type="string">
            <text:p>Face away from the window go straight down the hall , then make a left at end of the hallway and go out into the elevator lobby to the right.  Past the elevators and the water fountains, enter Building 36 thru the single door.  After single door take first right, then follow hallway around to the left -- lab is the second set of double doors on the left.</text:p>
            <text:p/>
          </table:table-cell>
          <table:table-cell/>
          <table:table-cell/>
          <table:table-cell/>
          <table:table-cell/>
          <table:table-cell/>
          <table:table-cell/>
          <table:table-cell/>
          <table:table-cell/>
        </table:table-row>
        <table:table-row table:style-name="_row-Sheet1">
          <table:table-cell table:style-name="8,1cel-Sheet1" office:value-type="date" office:date-value="2009-06-19T13:50:13">
            <text:p>6/19/2009 13:50:13</text:p>
          </table:table-cell>
          <table:table-cell table:style-name="2,2cel-Sheet1" office:value-type="string">
            <text:p>Subject 14</text:p>
          </table:table-cell>
          <table:table-cell table:style-name="2,2cel-Sheet1" office:value-type="string">
            <text:p>Stata 8th Floor</text:p>
          </table:table-cell>
          <table:table-cell table:style-name="2,2cel-Sheet1" office:value-type="string">
            <text:p>Look for a long corridor, travel down it until you reach a wall (dead end) take a left down a corridor until you reach a wall / office, turn right, stop at second opening on left, enter door, you have arrived.</text:p>
          </table:table-cell>
          <table:table-cell table:style-name="2,2cel-Sheet1" office:value-type="string">
            <text:p>Travel away from the long corridor until you reach a perpendicular hallway, turn left, continue until you reach a large room on your right, which is your destination.</text:p>
          </table:table-cell>
          <table:table-cell table:style-name="2,2cel-Sheet1" office:value-type="string">
            <text:p>Walk out the doorway to the wall of a long corridor to the left, walk down the corridor until you reach the end (a wall), take a left until the next wall in front of you, take a right until you reach a large room (your destination).</text:p>
          </table:table-cell>
          <table:table-cell table:style-name="2,2cel-Sheet1" office:value-type="string">
            <text:p>Travel down the only corridor exiting the room, turn at your first left. When you reach a wall in front of you turn right. Travel down the long corridor until you reach the wall at the end of it.  Take a right, turn on your first left continue until you reach a large room with a staircase in the middle.  Travel from the hallway near the mailboxes.  Take first left, large room you are entering is destination.</text:p>
            <text:p/>
          </table:table-cell>
          <table:table-cell table:style-name="2,2cel-Sheet1" office:value-type="string">
            <text:p>Exit the room by either door but turn right to pass mailboxes until you reach a large room with a staircase.  Walk across the room to the only corridor on the other side of the room.  Enter a doorway on the left that leads to a large room (your destination).</text:p>
            <text:p/>
          </table:table-cell>
          <table:table-cell table:style-name="2,2cel-Sheet1" office:value-type="string">
            <text:p>Exit through either door and turn right down a corridor with mailboxes.  Enter a larger room with a staircase in the middle.  Exit glass doors right before new hallway begins. Continue straight after the doors until you reach a second doorway on the left; enter the door to your destination. </text:p>
            <text:p/>
          </table:table-cell>
          <table:table-cell table:style-name="2,2cel-Sheet1" office:value-type="string">
            <text:p>Exit the door, turn right. Enter glass doors; turn left down a hallway, destination is first left, enter door to large room (destination). </text:p>
            <text:p/>
          </table:table-cell>
          <table:table-cell table:style-name="2,2cel-Sheet1" office:value-type="string">
            <text:p>Travel down the hall until you reach a wall at the end with a perpendicular hallway.  Turn left and continue to a large room with a staircase in the middle.  Walk along the wall to the end of the room with the wall in front of you; turn right and continue until you reach a small room with a refrigerator (destination).</text:p>
          </table:table-cell>
          <table:table-cell table:style-name="2,2cel-Sheet1" office:value-type="string">
            <text:p>Exit from any door, turn right down the corridor and continue until you reach a large room with a staircase in the middle. Walk along the wall on the left closest to the hallway you just exited.  Continue along the wall until you reach a room with refrigerator (destination).</text:p>
            <text:p/>
          </table:table-cell>
          <table:table-cell table:style-name="2,2cel-Sheet1" office:value-type="string">
            <text:p>Continue down corridor leading to a wall that includes a perpendicular corridor.  Turn left and continue through a large room with a staircase in the middle.  Exit the glass doors right before a new hallway begins.  Continue down the hallway after you exit the doors and turn on your first right; then turn on your first left; enter the second doorway on your left (your destination).</text:p>
            <text:p/>
          </table:table-cell>
          <table:table-cell/>
          <table:table-cell/>
          <table:table-cell/>
          <table:table-cell/>
          <table:table-cell/>
          <table:table-cell/>
          <table:table-cell/>
          <table:table-cell/>
        </table:table-row>
        <table:table-row table:style-name="_row-Sheet1">
          <table:table-cell table:style-name="9,1cel-Sheet1" office:value-type="date" office:date-value="2009-06-19T13:59:23">
            <text:p>6/19/2009 13:59:23</text:p>
          </table:table-cell>
          <table:table-cell table:style-name="2,2cel-Sheet1" office:value-type="string">
            <text:p>Subject 17</text:p>
          </table:table-cell>
          <table:table-cell table:style-name="2,2cel-Sheet1" office:value-type="string">
            <text:p>Stata 8th Floor</text:p>
          </table:table-cell>
          <table:table-cell table:style-name="2,2cel-Sheet1" office:value-type="string">
            <text:p>In the lounge area, orient yourself so that the spiral staircase is </text:p>
            <text:p>on your left and you can see the elevators toward the glass windows.</text:p>
            <text:p>go out the double doors to the right of the glass windows. walk down</text:p>
            <text:p>the hallway in front of you until you reach the end; you must turn right </text:p>
            <text:p>or left. turn left and walk until you are forced to turn right. walk until </text:p>
            <text:p>(you will pass double doors and a grey door with keycard that you must walk through ) reach a white bulletin board. stop</text:p>
            <text:p/>
          </table:table-cell>
          <table:table-cell table:style-name="2,2cel-Sheet1" office:value-type="string">
            <text:p>orient yourself so that you are facing the posters on the orange wall. </text:p>
            <text:p>Now turn left and walk towards grey closet (straight in front of you). </text:p>
            <text:p>Go left again through the gray exit door and through 2 wooden </text:p>
            <text:p>double doors (may or may not be open). Go to the glass double doors of </text:p>
            <text:p>the end of the hall but do not enter the lounge. Instead turn right </text:p>
            <text:p>and stand in front of the elevators.</text:p>
            <text:p/>
          </table:table-cell>
          <table:table-cell table:style-name="2,2cel-Sheet1" office:value-type="string">
            <text:p>Go out into the hallway and orient yourself so that the blue doors </text:p>
            <text:p>are behind you and you are facing a poster in a glass case. </text:p>
            <text:p>Turn left and walk to the end of the hallway. At the end you must turn left, so do </text:p>
            <text:p>so. </text:p>
            <text:p>when you reach the end of this hallway (grey closet) you will be able to turn </text:p>
            <text:p>right or left. Turn right and go through the wooden doors that say RLE at </text:p>
            <text:p>MIT. you should have a nice view.</text:p>
            <text:p/>
          </table:table-cell>
          <table:table-cell table:style-name="2,2cel-Sheet1" office:value-type="string">
            <text:p>Orient yourself so that the elevators are in front of you and walk </text:p>
            <text:p>through the double doors on the left side of the room. walk to the copy machine </text:p>
            <text:p>directly in front of you and turn right. Follow the natural turns of the hallways </text:p>
            <text:p>(past refrigerator, stem cell bio poster) until you pass through blue double doors </text:p>
            <text:p>(possibly open). there should be a laser room to your left, a gray exit door to your right, and another hallway parallel to where you are walking. go through the gray exit door. walk straight ahead to the lounge ahead of you (you will see red couches through glass doors) walk right through the lounge into the hallway with the </text:p>
            <text:p>mailboxes. turn left and sit on the orange couches.</text:p>
            <text:p/>
            <text:p/>
          </table:table-cell>
          <table:table-cell table:style-name="2,2cel-Sheet1" office:value-type="string">
            <text:p>orient yourself so that the computers are behind you and turn left through </text:p>
            <text:p>small hallway (metal shelves to your left) then right through the next hallway.</text:p>
            <text:p>pass the mailboxes and walk straight ahead to </text:p>
            <text:p>the end of the lounge. you will pass glass caves with photos of students. </text:p>
            <text:p>go into the department of linguistics and philosophy to your left</text:p>
            <text:p/>
          </table:table-cell>
          <table:table-cell table:style-name="2,2cel-Sheet1" office:value-type="string">
            <text:p>Orient yourself so that the computers are behind you and turn left through </text:p>
            <text:p>small hallway (metal shelves should be to your left) and right through </text:p>
            <text:p>next hallway. pass the mailboxes and walk straight ahead to the end of the lounge. at the point where the orange carpet turns blue, go through the glass double doors that lead to the elevator area. go straight ahead through the hallway until you </text:p>
            <text:p>reach the restroom on your left. go into the restroom area.</text:p>
            <text:p/>
          </table:table-cell>
          <table:table-cell table:style-name="2,2cel-Sheet1" office:value-type="string">
            <text:p>Orient yourself so that the elevators are behind you and you can see a lounge in front of you. walk left until you reach the doors to the lounge. go through the doors and immediately turn left into the hallway with blue carpet. walk through this hallway until you reach the double doors of the department of linguistics and philosophy. go through these doors</text:p>
            <text:p/>
          </table:table-cell>
          <table:table-cell table:style-name="2,2cel-Sheet1" office:value-type="string">
            <text:p>orient yourself so that the window is behind you, and go all the way through are hallway in front of you. turn left into the lounge. keep the </text:p>
            <text:p>glass window that looks onto the elevators to your right and walk to the end of </text:p>
            <text:p>the lounge, to the wooden cabinets. turn left into the small tiled kitchen area.</text:p>
            <text:p/>
          </table:table-cell>
          <table:table-cell table:style-name="2,2cel-Sheet1" office:value-type="string">
            <text:p>Orient yourself so that the computers are behind you and turn left </text:p>
            <text:p>through the small hallway (metal shelves should be to your left) and right through the next hallway. walk to the end of the mailboxes, but do not pass them. turn </text:p>
            <text:p>left. you should see a small tiled kitchen area. go to it. </text:p>
            <text:p/>
          </table:table-cell>
          <table:table-cell table:style-name="2,2cel-Sheet1" office:value-type="string">
            <text:p>Orient yourself so that the window is behind you and go all the way through </text:p>
            <text:p>the hallway in front of you. stop at the entrance to the lounge (where carpet turns orange) and walk right, through the glass double doors. walk straight ahead through the hallway; </text:p>
            <text:p>you will have to walk through a gray door with a keycard sensor and some double doors. Walk through the hallway until you have a choice to turn right and through another corridor. And do so. you will have to turn left at the end of this hallway. walk slowly, paying attention to your left, until you reach for the blue double doors of the micro mechanics group (there is a </text:p>
            <text:p>white dry erase board to their left). go through these doors.</text:p>
            <text:p/>
          </table:table-cell>
          <table:table-cell/>
          <table:table-cell/>
          <table:table-cell/>
          <table:table-cell/>
          <table:table-cell/>
          <table:table-cell/>
          <table:table-cell/>
          <table:table-cell/>
        </table:table-row>
        <table:table-row table:style-name="_row-Sheet1">
          <table:table-cell table:style-name="10,1cel-Sheet1" office:value-type="date" office:date-value="2009-06-19T14:00:47">
            <text:p>6/19/2009 14:00:47</text:p>
          </table:table-cell>
          <table:table-cell table:style-name="2,2cel-Sheet1" office:value-type="string">
            <text:p>Subject 18</text:p>
          </table:table-cell>
          <table:table-cell table:style-name="2,2cel-Sheet1" office:value-type="string">
            <text:p>Stata 8th Floor</text:p>
          </table:table-cell>
          <table:table-cell table:style-name="2,2cel-Sheet1" office:value-type="string">
            <text:p>Stand beside the spiral staircase. turn to face the three nearby elevators. Notice the double doors immediately to the right of where you're facing. Go through them and walk straight down the hall. There is a gray door in front of you and stairs to your left. Go through the door and take the first left through the blue double doors. Go straight. You should pass a supply room on your right. Turn right around the corner, following the hall, and go straight until you pass the wall folders on the left. Opposite the  whiteboard on the right is room 36-872.</text:p>
            <text:p/>
          </table:table-cell>
          <table:table-cell table:style-name="2,2cel-Sheet1" office:value-type="string">
            <text:p>Face the grey double doors with room 36-897 on your left. Go straight and take your first left. You will see a gray door with an exit sign. Go through it and continue straight down the carpeted hall until you are standing in front of glass double doors. You should have passed the bathrooms on your right. do not go through the doors to the department of linguistics and philosophy. Instead turn right and walk into the room with the glass windows on the left and three elevators on the right.</text:p>
          </table:table-cell>
          <table:table-cell table:style-name="2,2cel-Sheet1" office:value-type="string">
            <text:p>Face the only door, away from the equipment and exit the room. In the hallway, turn left and go straight until you reach the exit sign at the end of the hall. You should have passed a file cabinet on your right.  At the end of the hall, turn left. Go straight towards the gray double doors you are facing and take your first right.  Go through the double doors saying "RLE at MIT". You are in a large room with a wall of glass windows.</text:p>
            <text:p/>
          </table:table-cell>
          <table:table-cell table:style-name="2,2cel-Sheet1" office:value-type="string">
            <text:p>Stand by the windows and face the elevators. Go through the wooden double doors to the left of the elevators. Go straight and take your first right and go straight again. There should be a small kitchen area on your right. Turn left at the end of the hall and walk straight down until you can turn at the exit sign to the adjacent hall on the left.  Go straight through the blue double doors and then immediately turn right. Go through the gray door. Go straight until you have just gone through the glass double doors. Turn right and walk to the cabinets before turning left and walking to the mail boxes. There is a hall to your right. Go down it and turn left before the stone pillar. The room has couches and computers.</text:p>
            <text:p/>
          </table:table-cell>
          <table:table-cell table:style-name="2,2cel-Sheet1" office:value-type="string">
            <text:p>Face the larger white board. Go down the hall to the right of the whiteboard. Turn right and go passed the mailboxes on the right. Walk towards the red chairs opposite you. Continue down the hall to your left beyond the chairs. Pass the portraits lining the walls. Immediately after you pass under the exit sign turn left to the Department Headquarters.</text:p>
            <text:p/>
            <text:p/>
          </table:table-cell>
          <table:table-cell table:style-name="2,2cel-Sheet1" office:value-type="string">
            <text:p>Face the larger whiteboard. Go down the hall to the right of the board and take your first right. Walk past the mailboxes on the right and walk to the red chairs </text:p>
            <text:p>opposite you. Turn left so you are facing the three elevators. Go through the glass double doors slightly to the right. Walk past the elevator room on the left and go straight. Stop when you reach the water fountains on your left. Immediately past those on the left are the men's and women's bathrooms.</text:p>
            <text:p/>
          </table:table-cell>
          <table:table-cell table:style-name="2,2cel-Sheet1" office:value-type="string">
            <text:p>Face the fire extinguisher with the elevators on your left. Go straight and then turn right to enter the linguistics / philosophy department. Immediately turn left and walk straight past the portraits lining the walls. Stop when you see a hallway off to your right. On your left, there is the linguistics / philosophy department headquarters.</text:p>
            <text:p/>
            <text:p/>
          </table:table-cell>
          <table:table-cell table:style-name="2,2cel-Sheet1" office:value-type="string">
            <text:p>Face down the hall with the window and desk behind you. Walk down the hall until you are standing right in front of the linguistics / philosophy department headquarters.  Turn left and walk straight, passing the spiral staircase to the left, until you have reached the wooden cabinets on the wall. Turn to your right and notice the small adjacent room.  Go inside to find a small kitchen area.</text:p>
            <text:p/>
          </table:table-cell>
          <table:table-cell table:style-name="2,2cel-Sheet1" office:value-type="string">
            <text:p>Face the larger whiteboard. Go down the hall to the right. Turn right at the first chance you get.  Walk just pass the mailboxes to your right and stop. Turn left and notice the small adjacent room with the locked cabinet. Walk to it, passing the wall of cabinets to your left, and enter the room.  You are in a small kitchen area.</text:p>
            <text:p/>
          </table:table-cell>
          <table:table-cell table:style-name="2,2cel-Sheet1" office:value-type="string">
            <text:p>Face down the hall with the window / desk behind you. Walk down the hall until you are right in front of the linguistics / philosophy department headquarters.  Turn left and walk just past the portraits that line the walls and stop. There should be glass double doors to your right. Go through them. There is a gray door at the opposite end of the hall. Walk straight to it, passing the water fountains on the left.  Go through the door. Go straight, but take your first right. Continue walking straight toward room 36-889.  Turn left then and follow the hall until you have just passed the whiteboard on your left. Just past it on the left hand side is the micro mechanics group lab, room 36-863.</text:p>
            <text:p/>
          </table:table-cell>
          <table:table-cell/>
          <table:table-cell/>
          <table:table-cell/>
          <table:table-cell/>
          <table:table-cell/>
          <table:table-cell/>
          <table:table-cell/>
          <table:table-cell/>
        </table:table-row>
        <table:table-row table:style-name="_row-Sheet1">
          <table:table-cell table:style-name="11,1cel-Sheet1" office:value-type="date" office:date-value="2009-06-19T14:05:27">
            <text:p>6/19/2009 14:05:27</text:p>
          </table:table-cell>
          <table:table-cell table:style-name="2,2cel-Sheet1" office:value-type="string">
            <text:p>Subject 20</text:p>
          </table:table-cell>
          <table:table-cell table:style-name="2,2cel-Sheet1" office:value-type="string">
            <text:p>Stata 8th Floor</text:p>
          </table:table-cell>
          <table:table-cell table:style-name="2,2cel-Sheet1" office:value-type="string">
            <text:p>Go through the double doors past the elevators on your left. Then through the gray door down the corridor, take the left through blue doors. Turn the corner, and first on left.</text:p>
          </table:table-cell>
          <table:table-cell table:style-name="2,2cel-Sheet1" office:value-type="string">
            <text:p>Walk down and turn left, go through the grey security door. continue straight and the elevators should be on your right.</text:p>
            <text:p/>
          </table:table-cell>
          <table:table-cell table:style-name="2,2cel-Sheet1" office:value-type="string">
            <text:p>come out of the room, take a left walk down the long hallway until it ends. follow around the corner, and take a right through the double doors to destination</text:p>
            <text:p/>
          </table:table-cell>
          <table:table-cell table:style-name="2,2cel-Sheet1" office:value-type="string">
            <text:p>Go through double doors, take a left around corner, go around next corner, walk all </text:p>
            <text:p>the way down the hall, follow around the corner, and take second left through the gray door. follow the hallway through double doors into open area. look for mailboxes on wall. take a left and you'll see a red couch</text:p>
            <text:p/>
          </table:table-cell>
          <table:table-cell table:style-name="2,2cel-Sheet1" office:value-type="string">
            <text:p>go out and take a right, walk through the open area, go past double doors, </text:p>
            <text:p>keeping straight, and take first left</text:p>
            <text:p/>
          </table:table-cell>
          <table:table-cell table:style-name="2,2cel-Sheet1" office:value-type="string">
            <text:p>leave room and turn left. head through open area and you'll see double doors leading to a hallway. go through double doors, down the hallway. the restroom should be on your left</text:p>
            <text:p/>
          </table:table-cell>
          <table:table-cell table:style-name="2,2cel-Sheet1" office:value-type="string">
            <text:p>come out of elevators, turn right through double doors. take first left and next left to the room</text:p>
            <text:p/>
          </table:table-cell>
          <table:table-cell table:style-name="2,2cel-Sheet1" office:value-type="string">
            <text:p>walk down hallway and follow around the corner. Continue through the open area, and take a right to destination</text:p>
            <text:p/>
          </table:table-cell>
          <table:table-cell table:style-name="2,2cel-Sheet1" office:value-type="string">
            <text:p>came out of room and take a right past mailboxes. take a left around the corner and continue straight</text:p>
            <text:p/>
          </table:table-cell>
          <table:table-cell table:style-name="2,2cel-Sheet1" office:value-type="string">
            <text:p>walk straight down the hall, around corner to the left. take right through double doors. walk straight through gray door and take first left. follow around corner to the left, and second door on left. </text:p>
            <text:p/>
          </table:table-cell>
          <table:table-cell/>
          <table:table-cell/>
          <table:table-cell/>
          <table:table-cell/>
          <table:table-cell/>
          <table:table-cell/>
          <table:table-cell/>
          <table:table-cell/>
        </table:table-row>
        <table:table-row table:style-name="_row-Sheet1">
          <table:table-cell table:style-name="12,1cel-Sheet1" office:value-type="date" office:date-value="2009-06-17T19:48:03">
            <text:p>6/17/2009 19:48:03</text:p>
          </table:table-cell>
          <table:table-cell table:style-name="2,2cel-Sheet1" office:value-type="string">
            <text:p>Subject 21</text:p>
          </table:table-cell>
          <table:table-cell table:style-name="2,2cel-Sheet1" office:value-type="string">
            <text:p>Stata 8th Floor</text:p>
          </table:table-cell>
          <table:table-cell table:style-name="2,2cel-Sheet1" office:value-type="string">
            <text:p>Starting with your back to the wall of windows and the swirly stairwell on your left, walk through the double doors in front of you (to the right of the elevators).  Go down the hall past the drinking fountain and bathrooms.  Walk thru the big gray door.  Take a left at the dead end.  Take a right a few steps around the corner and room 36-872 is on the left.</text:p>
          </table:table-cell>
          <table:table-cell table:style-name="2,2cel-Sheet1" office:value-type="string">
            <text:p>Face the freshman projects and probes posters and then walk to your left followed by a left turn around the corner.  Go thru the big gray door and walk past the bathrooms and drinking fountains.  Take a right before the glass double doors (once you hit the orange carpet).  The elevator area is where you want to be.</text:p>
          </table:table-cell>
          <table:table-cell table:style-name="2,2cel-Sheet1" office:value-type="string">
            <text:p>Step into the hallway that extends far to the left but dead ends on the right (if the hallway goes the other direction, you went out the wrong door).  Take a left and walk down the hallway, turning left around the corner.  Take your first right and go thru the double doors that have a red rle sign.  Look for dancers and a beautiful view of the domes.</text:p>
          </table:table-cell>
          <table:table-cell table:style-name="2,2cel-Sheet1" office:value-type="string">
            <text:p>Go thru the rle double doors and take a right at the corner  followed by a left around (by the fridge) the corner of the corridor.  Turn left at the copier at the end of the hallway and take a right at the nitrogen tank.  Go thru the big gray door.  Pass the bathrooms and elevators.  Go thru the glass double doors where you'll be in an open room with a wall of windows and swirly staircase.  Walk into the hallway in the back right by the cubbies and take your first left where you'll be in a lounge area.</text:p>
          </table:table-cell>
          <table:table-cell table:style-name="2,2cel-Sheet1" office:value-type="string">
            <text:p>Take a right thru the little hallway with the cubbies into the open room with a wall of windows and swirly staircase.  Pass the elevators and glass double doors on your left and walk down the open hallway with the pictures of personnel.  The room 32-D808 with the nice double doors with translucent glass.</text:p>
          </table:table-cell>
          <table:table-cell table:style-name="2,2cel-Sheet1" office:value-type="string">
            <text:p>Take a right thru the little hallway with the cubbies into the open room with a wall of windows and swirly staircase.  Go thru the glass double doors to the right of the escalators.  Walk down the hall past the drinking fountain.  Take a left at the bathrooms.  Don't go thru the big gray door.  You've gone too far if you do that.</text:p>
          </table:table-cell>
          <table:table-cell table:style-name="2,2cel-Sheet1" office:value-type="string">
            <text:p>With the elevators on your left, take a right thru the glass double doors and turn left.  Room 32-D808 on your left with the nice double doors.</text:p>
          </table:table-cell>
          <table:table-cell table:style-name="2,2cel-Sheet1" office:value-type="string">
            <text:p>Walk down the hallway and take a left when you hit room 32-D808.  Walk through the open room with the wall of windows and swirly staircase on your left.  Turn right into the nook with the kitchenette.</text:p>
          </table:table-cell>
          <table:table-cell table:style-name="2,2cel-Sheet1" office:value-type="string">
            <text:p>Take a right down the mini hallway with the cubbies.  Turn left when you hit the open room with the wall of windows and swirly staircase.  Walk straight into the nook with the kitchenette.</text:p>
          </table:table-cell>
          <table:table-cell table:style-name="2,2cel-Sheet1" office:value-type="string">
            <text:p>Walk down the hallway and take a left when you hit room 32-D808.  Take a right through the double glass doors and walk past the drinking fountain and bathrooms.  Go thru the big gray door and take a right.  Take a left around the corner and the second room on the left (that is about one-third of the way down the hall).</text:p>
          </table:table-cell>
          <table:table-cell/>
          <table:table-cell/>
          <table:table-cell/>
          <table:table-cell/>
          <table:table-cell/>
          <table:table-cell/>
          <table:table-cell/>
          <table:table-cell/>
        </table:table-row>
        <table:table-row table:style-name="_row-Sheet1">
          <table:table-cell table:style-name="13,1cel-Sheet1" office:value-type="date" office:date-value="2009-06-19T09:59:13">
            <text:p>6/19/2009 9:59:13</text:p>
          </table:table-cell>
          <table:table-cell table:style-name="2,2cel-Sheet1" office:value-type="string">
            <text:p>Subject 26</text:p>
          </table:table-cell>
          <table:table-cell table:style-name="2,2cel-Sheet1" office:value-type="string">
            <text:p>Stata 8th Floor</text:p>
          </table:table-cell>
          <table:table-cell table:style-name="2,2cel-Sheet1" office:value-type="string">
            <text:p>Walk through a set of double doors (they are located behind the red chairs and near the elevators).  Walk straight down the hall.  When you reach a gray door (next to a sign that says building 36 floor 8 with a lot of names) open the door and go straight.  Turn left at the nitrogen tank.  At the end of the hall turn right.  The second door on your left is your destination.  It should be the room of Susan E. Davco (Admin Assistant).</text:p>
          </table:table-cell>
          <table:table-cell table:style-name="2,2cel-Sheet1" office:value-type="string">
            <text:p>You are currently in a small hallway near room 36-897.  Walk towards the gray double doors labeled 36-884Z and 36-884E.  Turn left and go through the gray door.  Walk straight until the double doors.  Turn right into the area with the elevators (this is your destination).</text:p>
          </table:table-cell>
          <table:table-cell table:style-name="2,2cel-Sheet1" office:value-type="string">
            <text:p>You are currently in room 36-879 (micromechanics group).  Leave the room and turn left.  Go all the way to the end of the hallway.  Turn left at the end of the hallway.  Go all the way to the gray double doors (at the end of the hall).  Turn right and go through the swinging double doors.  This large room with windows is your destination.</text:p>
          </table:table-cell>
          <table:table-cell table:style-name="2,2cel-Sheet1" office:value-type="string">
            <text:p>You are currently in a large room with windows.  When you leave the room, turn left (first left) and go to the end of the hall.  Turn right and go to the end of the hall.  Turn right and go to the end of the hall (where the gray double doors labeled 36-884Z and 36-884E).  Turn left and go through the gray door.  Keep going straight until you reach the closed double doors.  Go through the double doors and turn right.  Walk past a row of colored chairs until you reach a set of wooden cabinets with M&amp;M toys and a boston T map taped on the cabinet.  Turn left at the cabinet and walk until you reach the wall of mailboxes (cubbies).  At the mailboxes turn right, then take your first left.  After you turn left go straight, this room with the orange sofa and chairs is your destination.</text:p>
          </table:table-cell>
          <table:table-cell table:style-name="2,2cel-Sheet1" office:value-type="string">
            <text:p>You are currently in a room with an orange sofa and chairs.  Go to the very right of the room near a large wooden box.  Turn left and walk towards a white wall between two doors (on the way you should pass room 32-D886 on your right).  Turn right and walk straight for a while until you reach a dry erase board.  At the dry erase board turn left and take your first right. Go straight, the 2nd door on your left is the end (room 32-D808). </text:p>
          </table:table-cell>
          <table:table-cell table:style-name="2,2cel-Sheet1" office:value-type="string">
            <text:p>Go to the right of the room near a wooden box.  Turn left and walk towards the end of the hall (pass room 32D-886 on your right).  Turn right and walk for a while until you reach the dry erase board.  Turn left and go through the double doors.  Walk straight, and turn left after the drinking fountain.  This area near the bathrooms is the end.</text:p>
          </table:table-cell>
          <table:table-cell table:style-name="2,2cel-Sheet1" office:value-type="string">
            <text:p>Your near the elevators now.  Go towards the double doors and go through them into a large room with a spiral staircase.  Take your first left right when you go through the doors.  The end is the second door on your left, room 32-D808 also called the department of linguistics headquarters.</text:p>
          </table:table-cell>
          <table:table-cell table:style-name="2,2cel-Sheet1" office:value-type="string">
            <text:p>Exit the room and walk straight all the way to the end of the hallway at room 32D-808.  Turn left and walk through the large room all the way to the wooden cabinets with the M&amp;M toys on it.  Turn right at the cabinets into a kitchen area -- this is the end.</text:p>
          </table:table-cell>
          <table:table-cell table:style-name="2,2cel-Sheet1" office:value-type="string">
            <text:p>Go to the right of the room near the wooden box.  Turn left and walk towards the end of the hall (pass room 32D-886 on your right).  Turn right and stop at the end of the mailboxes.  Turn left and walk all the way to the end of the room.  The end is the room all the way at the end, it's a kitchen area.</text:p>
          </table:table-cell>
          <table:table-cell table:style-name="2,2cel-Sheet1" office:value-type="string">
            <text:p>Exit the room and walk straight all the way to the end of the hallway.  Turn left and walk a short distance until the double doors on your right.  Go through the double doors and walk straight until you reach a gray door.  Go through the gray door and take your first right.  After you turn right go to the end of the hallway.  Turn left and walk until you see room 36-863 on your left.  Room 36-863 is the end.</text:p>
          </table:table-cell>
          <table:table-cell/>
          <table:table-cell/>
          <table:table-cell/>
          <table:table-cell/>
          <table:table-cell/>
          <table:table-cell/>
          <table:table-cell/>
          <table:table-cell/>
        </table:table-row>
        <table:table-row table:style-name="_row-Sheet1">
          <table:table-cell table:style-name="14,1cel-Sheet1" office:value-type="date" office:date-value="2009-06-19T10:16:39">
            <text:p>6/19/2009 10:16:39</text:p>
          </table:table-cell>
          <table:table-cell table:style-name="2,2cel-Sheet1" office:value-type="string">
            <text:p>Subject 27</text:p>
          </table:table-cell>
          <table:table-cell table:style-name="2,2cel-Sheet1" office:value-type="string">
            <text:p>Stata 8th Floor</text:p>
          </table:table-cell>
          <table:table-cell table:style-name="2,2cel-Sheet1" office:value-type="string">
            <text:p>See a spiral staircase, and on the side with a circular formation of sofas, there is a small passage near there, and immediately to the left there are two doors, enter there and go straight until you reach a door, blinking, open and go there and you'll come across two passages.  Take the left one, and take a right and immediately you will see a door, room 36-880, right next to six file holders attached to the wall.</text:p>
          </table:table-cell>
          <table:table-cell table:style-name="2,2cel-Sheet1" office:value-type="string">
            <text:p>Go straight until you reach the end and take a left.  Go and open the door next to the exit sign, walk all the way till you reach two glass doors which will read 'push until alarm sounds, door can be opened for 15 seconds.  Don't go there, instead take a right and you are at the elevators.</text:p>
          </table:table-cell>
          <table:table-cell table:style-name="2,2cel-Sheet1" office:value-type="string">
            <text:p>Exit room 36-879 and take a left.  When you reach the end, take another left, until you reach a T type intersection take a right, and enter through two doors by pushing them.</text:p>
          </table:table-cell>
          <table:table-cell table:style-name="2,2cel-Sheet1" office:value-type="string">
            <text:p>Go push the two doors and go straight and you will see a copy machine, take a right.  Go all the way to the end and take a left (you are in the kitchen).  Go straight to the end and take a left, and pass through two blue doors and take a right and enter the door near the exit sign on the top. go straight </text:p>
            <text:p>until you see two glass doors, go inside. go sit down</text:p>
            <text:p>the red couches in circular formation and see the spiral staircase </text:p>
            <text:p>go in that general direction and see where the mail is kept </text:p>
            <text:p>go straight there and see a pillar with light switches</text:p>
            <text:p>take a left and you reached your destination</text:p>
          </table:table-cell>
          <table:table-cell table:style-name="2,2cel-Sheet1" office:value-type="string">
            <text:p>See some Athena cluster machines, and a whiteboard, go straight through that general direction on the left side and take an immediate right.  Keep going straight, and see the spiral staircase, yeah, still keep going straight, all the way till you see an exit sign on the ceiling with red icycle looking things, take a left to 32-D808.  You reached your destination.</text:p>
          </table:table-cell>
          <table:table-cell table:style-name="2,2cel-Sheet1" office:value-type="string">
            <text:p>See some athena cluster machines and a whiteboard, go straight through that general direction but on the right size and take an immediate right.  Keep going straight and see the spiral staircase and on the left hand side glass windows, and see some elevators.  Enter through the door and keep going straight and see some water fountain, and to the left there are the restrooms, you reached your destination.</text:p>
          </table:table-cell>
          <table:table-cell table:style-name="2,2cel-Sheet1" office:value-type="string">
            <text:p>Just got out of the elevator and to the right are two glass doors with some warning.  Who cares, go and open them and take a left and see an exit sign, to the left is the office 32-D808, next to a sign on the right hand side "Department of Linguistics and Philosophy".  You can't miss it.</text:p>
          </table:table-cell>
          <table:table-cell table:style-name="2,2cel-Sheet1" office:value-type="string">
            <text:p>I'm in my workstation with no door or privacy, go straight ahead where you can see two exit signs on the ceiling.  Go towards the second exit sign and take a left, keep going straight until you see five cabinets on the top, and five cabinets below.  Go take a right, and are trapped in a corner, where the kitchen it.</text:p>
          </table:table-cell>
          <table:table-cell table:style-name="2,2cel-Sheet1" office:value-type="string">
            <text:p>Face the ceiling!  See three light bulbs in a row, and there are two rows.  Face towards the one where middle light bulb is not turned on.  Now to your right there is a passage, go to it. Take a right pass the mailboxes and to  your left when you see many water bottles on the floor there is a little corner.  Go to that corner, where you come across the kitchen.</text:p>
          </table:table-cell>
          <table:table-cell table:style-name="2,2cel-Sheet1" office:value-type="string">
            <text:p>In my fake office, I see a pillar and a green chair in the way and to the glass doors with the lights on.  Go towards the light!  Take a left and you will see a glass cabinet of grad students and faculty.  See the glass doors, open them by pulling and go straight to the end and open another and go straight to the end. Take a right and then take a left.   Now go to the second door on your left, between a whiteboard and two gas canisters, one silver, the other yellow.  </text:p>
          </table:table-cell>
          <table:table-cell/>
          <table:table-cell/>
          <table:table-cell/>
          <table:table-cell/>
          <table:table-cell/>
          <table:table-cell/>
          <table:table-cell/>
          <table:table-cell/>
        </table:table-row>
        <table:table-row table:style-name="_row-Sheet1">
          <table:table-cell table:style-name="15,1cel-Sheet1" office:value-type="date" office:date-value="2009-06-19T10:30:11">
            <text:p>6/19/2009 10:30:11</text:p>
          </table:table-cell>
          <table:table-cell table:style-name="2,2cel-Sheet1" office:value-type="string">
            <text:p>Subject 28</text:p>
          </table:table-cell>
          <table:table-cell table:style-name="2,2cel-Sheet1" office:value-type="string">
            <text:p>Stata 8th Floor</text:p>
          </table:table-cell>
          <table:table-cell table:style-name="2,2cel-Sheet1" office:value-type="string">
            <text:p>Go through double doors across red couches and walk down the hall straight.  Go through door that has telephone to the left of it.  After walking through door, take the first (and only) left.  Walk till end of hall and then take a right.  Destination is door on left with yellow folder on door.  Go inside.</text:p>
          </table:table-cell>
          <table:table-cell table:style-name="2,2cel-Sheet1" office:value-type="string">
            <text:p>Walk towards gray storage closets, then take a left and walk through door.  Continue to walk down hall.  Stop before the double doors.  Turn right and walk towards elevators.</text:p>
          </table:table-cell>
          <table:table-cell table:style-name="2,2cel-Sheet1" office:value-type="string">
            <text:p>Leave your area through the door; you should be in hallway and see a white / gray table.  Turn left and walk down the hall towards the "exit" sign.  Turn left again and walk till the end of the short hallway (stop at the gray storage closets).  Turn right and go through the "RLE at MIT" double doors.</text:p>
          </table:table-cell>
          <table:table-cell table:style-name="2,2cel-Sheet1" office:value-type="string">
            <text:p>Walk towards water fountain area and go through double doors; take your first right.  Walk towards fridge, grab a donut, and then turn left.  Walk down hallway until you see "Stem Cell Biology" poster, then turn left.  Walk towards nitrogen tank, then turn right and walk straight through door.  Walk straight down hallway and go through double doors. turn right and walk towards mailboxes (which should be diagonally opposite double doors) take your hard left and walk towards couches and computer area</text:p>
            <text:p/>
          </table:table-cell>
          <table:table-cell table:style-name="2,2cel-Sheet1" office:value-type="string">
            <text:p>Walk to wall near couches, turn left and walk down short hallway.  Turn right and walk past the mailboxes; walk across orange carpet area ... towards the red couches; keep walking until you get to blue carpet.  Walk straight and look for Department of Linguistics and Philosophy on your left, room 32-D808.  Go inside.</text:p>
          </table:table-cell>
          <table:table-cell table:style-name="2,2cel-Sheet1" office:value-type="string">
            <text:p>Start at wall near couches; turn left and go straight through short hallway.  Turn right and walk past mailboxes onto orange carpet area.  Go through double doors across the red couches.  Walk down hallway and look for bathrooms on your left.  Go into the area between the two bathrooms.</text:p>
          </table:table-cell>
          <table:table-cell table:style-name="2,2cel-Sheet1" office:value-type="string">
            <text:p>Walk out of elevator area by going left.  Turn right and go through double doors.  Turn left and walk.  Look for room 32-D808 on your left and go inside.</text:p>
          </table:table-cell>
          <table:table-cell table:style-name="2,2cel-Sheet1" office:value-type="string">
            <text:p>Walk away from window and go down hallway; stop at room 32-D808.  Turn left and walk straight towards M&amp;M doll.  Turn right and walk towards coffee.</text:p>
          </table:table-cell>
          <table:table-cell table:style-name="2,2cel-Sheet1" office:value-type="string">
            <text:p>Start at wall near couch; turn left and walk down short hallway.  Turn right and walk past mailboxes.  Turn left and walk towards coffee (you will past M&amp;M doll on left).</text:p>
          </table:table-cell>
          <table:table-cell table:style-name="2,2cel-Sheet1" office:value-type="string">
            <text:p>Walk away from window and go down hallway; stop at room 32-D808.  Turn left and walk into orange carpet area.  Turn right and go through double doors.  Walk straight down hallway; go through door at end of hallway.  Take your first right, and then take your first left.  Walk down hallway and look for room 36-863 on your left.  Go inside.</text:p>
          </table:table-cell>
          <table:table-cell/>
          <table:table-cell/>
          <table:table-cell/>
          <table:table-cell/>
          <table:table-cell/>
          <table:table-cell/>
          <table:table-cell/>
          <table:table-cell/>
        </table:table-row>
        <table:table-row table:style-name="_row-Sheet1">
          <table:table-cell table:style-name="16,1cel-Sheet1" office:value-type="date" office:date-value="2009-06-19T10:46:02">
            <text:p>6/19/2009 10:46:02</text:p>
          </table:table-cell>
          <table:table-cell table:style-name="2,2cel-Sheet1" office:value-type="string">
            <text:p>Subject 29</text:p>
          </table:table-cell>
          <table:table-cell table:style-name="2,2cel-Sheet1" office:value-type="string">
            <text:p>Stata 8th Floor</text:p>
          </table:table-cell>
          <table:table-cell table:style-name="2,2cel-Sheet1" office:value-type="string">
            <text:p>Walk thru glass doors, continue forward approximately 30 feet, passing bathroom and continue till get to door with phone, walk thru door.  Take 5 steps forward, will see nitrogen tank, take left.  Keep tan walls on your right, continue forward 9 steps.  Make right.  First blue door on left.  Stop.</text:p>
          </table:table-cell>
          <table:table-cell table:style-name="2,2cel-Sheet1" office:value-type="string">
            <text:p>Begin with blue door to your back.  Walk approximately 15 feet towards gray doors and stop at gray doors.  Make left (so gray doors are on your right).  Walk towards exit and go thru doors.  Walk straight 30 feet towards glass doors but stop in front of doors.  Turn 90 degrees to your right and walk 6 steps (Stop).</text:p>
          </table:table-cell>
          <table:table-cell table:style-name="2,2cel-Sheet1" office:value-type="string">
            <text:p>Start with blue door to your left and walk down hall toward exit sign approximately 50 feet.  Make left at exit sign (champagne wall to your left) and walk until you get to gray doors and make a right. walk forward thru doors "RLE". stop at windows</text:p>
          </table:table-cell>
          <table:table-cell table:style-name="2,2cel-Sheet1" office:value-type="string">
            <text:p>With windows towards your back, walk thru double doors.  Outside doors, walk approximately 7 steps and make right thru blue doors, stop at end and make left down long hallway, (keep tan wall to your left ) approximately 80 feet.  Make left at end of hallway, and walk thru blue doors and stop at creme wall and make a right.  Head thru gray doors "Exit" and continue straight towards glass window with red chair.  Walk thru glass doors and make right at red chair.  With window on left, walk forward and slightly left towards mailbox.  With mailboxes to your left, walk 20 feet and stop in front of glass doors.  Turn left so doors are to your right and walk forward 15 feet (stop at orange chairs).</text:p>
          </table:table-cell>
          <table:table-cell table:style-name="2,2cel-Sheet1" office:value-type="string">
            <text:p>Start facing white board.  Walk to right of board and make first right (silver file bin will be on your left).  Continue forward (mailboxes will be to your right) and continue to left of spiral stairs and continue to blue carpet.  Once at blue carpet, walk 8 steps and stop (doors on left are your destination).</text:p>
          </table:table-cell>
          <table:table-cell table:style-name="2,2cel-Sheet1" office:value-type="string">
            <text:p>Start facing white board, walk to right of board, past file bin and make first right.  Pass mailboxes and walk slight left of spiral stairs and go left thru glass doors.  Continue straight down hall on blue carpet and stop just before exit and turn left (end).</text:p>
          </table:table-cell>
          <table:table-cell table:style-name="2,2cel-Sheet1" office:value-type="string">
            <text:p>Elevators to your back, turn left and walk forward, stop at doors.  Turn left so doors are behind you and walk towards blue carpet.  Stop at exit sign and turn right (end).</text:p>
          </table:table-cell>
          <table:table-cell table:style-name="2,2cel-Sheet1" office:value-type="string">
            <text:p>Begin with windows to your back and walk forward 50 feet, stop at glass door at end.  Make immediate left, walk forward and to right of spiral stairs and stop at cabinets.  Turn right, keeping cabinets to your left and walk 5 steps forward to coffee maker.</text:p>
          </table:table-cell>
          <table:table-cell table:style-name="2,2cel-Sheet1" office:value-type="string">
            <text:p>Begin facing whiteboard and walk to right of board past silver filing bin and make right at glass door.  Once see mailboxes on right, take hard left.  Walk forward 20 feet to coffee maker.</text:p>
          </table:table-cell>
          <table:table-cell table:style-name="2,2cel-Sheet1" office:value-type="string">
            <text:p>Stand with window facing back, walk to exit sign and stop at glass door (approximately 50 feet).  Take left and walk forward 15 feet and go thru glass doors on right onto red carpet.  Continue straight onto blue carpet and walk to gray door.  Go thru gray door and take hard right (tan wall should be on your left).  Continue to blue door and make left.  Go down hall to second blue doors on left (stop).</text:p>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
      <table:table table:name="Correct">
        <table:table-column table:style-name="_col-Correct" table:number-columns-repeated="11" table:default-cell-style-name="Default"/>
        <table:table-column table:style-name="12col-Correct" table:default-cell-style-name="Default"/>
        <table:table-column table:style-name="_col-Correct" table:number-columns-repeated="8" table:default-cell-style-name="Default"/>
        <table:table-row table:style-name="_row-Correct">
          <table:table-cell office:value-type="string">
            <text:p>Question</text:p>
          </table:table-cell>
          <table:table-cell table:style-name="1,2cel-Correct" office:value-type="float" office:value="1">
            <text:p>1</text:p>
          </table:table-cell>
          <table:table-cell table:style-name="1,3cel-Correct" office:value-type="float" office:value="2">
            <text:p>2</text:p>
          </table:table-cell>
          <table:table-cell table:style-name="1,4cel-Correct" office:value-type="float" office:value="3">
            <text:p>3</text:p>
          </table:table-cell>
          <table:table-cell table:style-name="1,5cel-Correct" office:value-type="float" office:value="4">
            <text:p>4</text:p>
          </table:table-cell>
          <table:table-cell table:style-name="1,6cel-Correct" office:value-type="float" office:value="5">
            <text:p>5</text:p>
          </table:table-cell>
          <table:table-cell table:style-name="1,7cel-Correct" office:value-type="float" office:value="6">
            <text:p>6</text:p>
          </table:table-cell>
          <table:table-cell table:style-name="1,8cel-Correct" office:value-type="float" office:value="7">
            <text:p>7</text:p>
          </table:table-cell>
          <table:table-cell table:style-name="1,9cel-Correct" office:value-type="float" office:value="8">
            <text:p>8</text:p>
          </table:table-cell>
          <table:table-cell table:style-name="1,10cel-Correct" office:value-type="float" office:value="9">
            <text:p>9</text:p>
          </table:table-cell>
          <table:table-cell table:style-name="1,11cel-Correct" office:value-type="float" office:value="10">
            <text:p>10</text:p>
          </table:table-cell>
          <table:table-cell/>
          <table:table-cell/>
          <table:table-cell/>
          <table:table-cell/>
          <table:table-cell/>
          <table:table-cell/>
          <table:table-cell/>
          <table:table-cell/>
          <table:table-cell/>
        </table:table-row>
        <table:table-row table:style-name="_row-Correct">
          <table:table-cell office:value-type="string">
            <text:p>Subject 01</text:p>
          </table:table-cell>
          <table:table-cell table:style-name="2,2cel-Correct" office:value-type="float" office:value="-1">
            <text:p>-1</text:p>
          </table:table-cell>
          <table:table-cell table:style-name="2,3cel-Correct" office:value-type="float" office:value="1">
            <text:p>1</text:p>
          </table:table-cell>
          <table:table-cell table:style-name="2,4cel-Correct" office:value-type="float" office:value="1">
            <text:p>1</text:p>
          </table:table-cell>
          <table:table-cell table:style-name="2,5cel-Correct" office:value-type="float" office:value="1">
            <text:p>1</text:p>
          </table:table-cell>
          <table:table-cell table:style-name="2,6cel-Correct" office:value-type="float" office:value="1">
            <text:p>1</text:p>
          </table:table-cell>
          <table:table-cell table:style-name="2,7cel-Correct" office:value-type="float" office:value="1">
            <text:p>1</text:p>
          </table:table-cell>
          <table:table-cell table:style-name="2,8cel-Correct" office:value-type="float" office:value="-1">
            <text:p>-1</text:p>
          </table:table-cell>
          <table:table-cell table:style-name="2,9cel-Correct" office:value-type="float" office:value="1">
            <text:p>1</text:p>
          </table:table-cell>
          <table:table-cell table:style-name="2,10cel-Correct" office:value-type="float" office:value="1">
            <text:p>1</text:p>
          </table:table-cell>
          <table:table-cell table:style-name="2,11cel-Correct" office:value-type="float" office:value="1">
            <text:p>1</text:p>
          </table:table-cell>
          <table:table-cell office:value-type="string">
            <text:p>in directions, when wrong, the direction-giver confused left and right.  Good directions, except for this.</text:p>
          </table:table-cell>
          <table:table-cell/>
          <table:table-cell/>
          <table:table-cell/>
          <table:table-cell/>
          <table:table-cell/>
          <table:table-cell/>
          <table:table-cell/>
          <table:table-cell/>
        </table:table-row>
        <table:table-row table:style-name="_row-Correct">
          <table:table-cell office:value-type="string">
            <text:p>Subject 04</text:p>
          </table:table-cell>
          <table:table-cell table:style-name="3,2cel-Correct" office:value-type="float" office:value="1">
            <text:p>1</text:p>
          </table:table-cell>
          <table:table-cell table:style-name="3,3cel-Correct" office:value-type="float" office:value="1">
            <text:p>1</text:p>
          </table:table-cell>
          <table:table-cell table:style-name="3,4cel-Correct" office:value-type="float" office:value="1">
            <text:p>1</text:p>
          </table:table-cell>
          <table:table-cell table:style-name="3,5cel-Correct" office:value-type="float" office:value="1">
            <text:p>1</text:p>
          </table:table-cell>
          <table:table-cell table:style-name="3,6cel-Correct" office:value-type="float" office:value="1">
            <text:p>1</text:p>
          </table:table-cell>
          <table:table-cell table:style-name="3,7cel-Correct" office:value-type="float" office:value="1">
            <text:p>1</text:p>
          </table:table-cell>
          <table:table-cell table:style-name="3,8cel-Correct" office:value-type="float" office:value="1">
            <text:p>1</text:p>
          </table:table-cell>
          <table:table-cell table:style-name="3,9cel-Correct" office:value-type="float" office:value="1">
            <text:p>1</text:p>
          </table:table-cell>
          <table:table-cell table:style-name="3,10cel-Correct" office:value-type="float" office:value="1">
            <text:p>1</text:p>
          </table:table-cell>
          <table:table-cell table:style-name="3,11cel-Correct" office:value-type="float" office:value="1">
            <text:p>1</text:p>
          </table:table-cell>
          <table:table-cell office:value-type="string">
            <text:p>all correct</text:p>
          </table:table-cell>
          <table:table-cell/>
          <table:table-cell table:style-name="3,14cel-Correct" office:value-type="float" office:value="-1">
            <text:p>-1</text:p>
          </table:table-cell>
          <table:table-cell office:value-type="string">
            <text:p>not followed</text:p>
          </table:table-cell>
          <table:table-cell/>
          <table:table-cell/>
          <table:table-cell/>
          <table:table-cell/>
          <table:table-cell/>
        </table:table-row>
        <table:table-row table:style-name="_row-Correct">
          <table:table-cell office:value-type="string">
            <text:p>Subject 06</text:p>
          </table:table-cell>
          <table:table-cell table:style-name="4,2cel-Correct" office:value-type="float" office:value="1">
            <text:p>1</text:p>
          </table:table-cell>
          <table:table-cell table:style-name="4,3cel-Correct" office:value-type="float" office:value="1">
            <text:p>1</text:p>
          </table:table-cell>
          <table:table-cell table:style-name="4,4cel-Correct" office:value-type="float" office:value="1">
            <text:p>1</text:p>
          </table:table-cell>
          <table:table-cell table:style-name="4,5cel-Correct" office:value-type="float" office:value="1">
            <text:p>1</text:p>
          </table:table-cell>
          <table:table-cell table:style-name="4,6cel-Correct" office:value-type="float" office:value="1">
            <text:p>1</text:p>
          </table:table-cell>
          <table:table-cell table:style-name="4,7cel-Correct" office:value-type="float" office:value="1">
            <text:p>1</text:p>
          </table:table-cell>
          <table:table-cell table:style-name="4,8cel-Correct" office:value-type="float" office:value="1">
            <text:p>1</text:p>
          </table:table-cell>
          <table:table-cell table:style-name="4,9cel-Correct" office:value-type="float" office:value="1">
            <text:p>1</text:p>
          </table:table-cell>
          <table:table-cell table:style-name="4,10cel-Correct" office:value-type="float" office:value="1">
            <text:p>1</text:p>
          </table:table-cell>
          <table:table-cell table:style-name="4,11cel-Correct" office:value-type="float" office:value="1">
            <text:p>1</text:p>
          </table:table-cell>
          <table:table-cell office:value-type="string">
            <text:p>Question 5 was marked X, but "all directions followed" was written.</text:p>
          </table:table-cell>
          <table:table-cell/>
          <table:table-cell table:style-name="4,14cel-Correct" office:value-type="float" office:value="1">
            <text:p>1</text:p>
          </table:table-cell>
          <table:table-cell office:value-type="string">
            <text:p>followed</text:p>
          </table:table-cell>
          <table:table-cell/>
          <table:table-cell/>
          <table:table-cell/>
          <table:table-cell/>
          <table:table-cell/>
        </table:table-row>
        <table:table-row table:style-name="_row-Correct">
          <table:table-cell office:value-type="string">
            <text:p>Subject 10</text:p>
          </table:table-cell>
          <table:table-cell table:style-name="5,2cel-Correct" office:value-type="float" office:value="1">
            <text:p>1</text:p>
          </table:table-cell>
          <table:table-cell table:style-name="5,3cel-Correct" office:value-type="float" office:value="1">
            <text:p>1</text:p>
          </table:table-cell>
          <table:table-cell table:style-name="5,4cel-Correct" office:value-type="float" office:value="1">
            <text:p>1</text:p>
          </table:table-cell>
          <table:table-cell table:style-name="5,5cel-Correct" office:value-type="float" office:value="1">
            <text:p>1</text:p>
          </table:table-cell>
          <table:table-cell table:style-name="5,6cel-Correct" office:value-type="float" office:value="1">
            <text:p>1</text:p>
          </table:table-cell>
          <table:table-cell table:style-name="5,7cel-Correct" office:value-type="float" office:value="1">
            <text:p>1</text:p>
          </table:table-cell>
          <table:table-cell table:style-name="5,8cel-Correct" office:value-type="float" office:value="1">
            <text:p>1</text:p>
          </table:table-cell>
          <table:table-cell table:style-name="5,9cel-Correct" office:value-type="float" office:value="1">
            <text:p>1</text:p>
          </table:table-cell>
          <table:table-cell table:style-name="5,10cel-Correct" office:value-type="float" office:value="1">
            <text:p>1</text:p>
          </table:table-cell>
          <table:table-cell table:style-name="5,11cel-Correct" office:value-type="float" office:value="1">
            <text:p>1</text:p>
          </table:table-cell>
          <table:table-cell office:value-type="string">
            <text:p>all correct</text:p>
          </table:table-cell>
          <table:table-cell/>
          <table:table-cell/>
          <table:table-cell/>
          <table:table-cell/>
          <table:table-cell/>
          <table:table-cell/>
          <table:table-cell/>
          <table:table-cell/>
        </table:table-row>
        <table:table-row table:style-name="_row-Correct">
          <table:table-cell office:value-type="string">
            <text:p>Subject 11</text:p>
          </table:table-cell>
          <table:table-cell table:style-name="6,2cel-Correct" office:value-type="float" office:value="1">
            <text:p>1</text:p>
          </table:table-cell>
          <table:table-cell table:style-name="6,3cel-Correct" office:value-type="float" office:value="1">
            <text:p>1</text:p>
          </table:table-cell>
          <table:table-cell table:style-name="6,4cel-Correct" office:value-type="float" office:value="1">
            <text:p>1</text:p>
          </table:table-cell>
          <table:table-cell table:style-name="6,5cel-Correct" office:value-type="float" office:value="1">
            <text:p>1</text:p>
          </table:table-cell>
          <table:table-cell table:style-name="6,6cel-Correct" office:value-type="float" office:value="1">
            <text:p>1</text:p>
          </table:table-cell>
          <table:table-cell table:style-name="6,7cel-Correct" office:value-type="float" office:value="1">
            <text:p>1</text:p>
          </table:table-cell>
          <table:table-cell table:style-name="6,8cel-Correct" office:value-type="float" office:value="1">
            <text:p>1</text:p>
          </table:table-cell>
          <table:table-cell table:style-name="6,9cel-Correct" office:value-type="float" office:value="1">
            <text:p>1</text:p>
          </table:table-cell>
          <table:table-cell table:style-name="6,10cel-Correct" office:value-type="float" office:value="1">
            <text:p>1</text:p>
          </table:table-cell>
          <table:table-cell table:style-name="6,11cel-Correct" office:value-type="float" office:value="1">
            <text:p>1</text:p>
          </table:table-cell>
          <table:table-cell office:value-type="string">
            <text:p>all correct</text:p>
          </table:table-cell>
          <table:table-cell/>
          <table:table-cell/>
          <table:table-cell/>
          <table:table-cell/>
          <table:table-cell/>
          <table:table-cell/>
          <table:table-cell/>
          <table:table-cell/>
        </table:table-row>
        <table:table-row table:style-name="_row-Correct">
          <table:table-cell office:value-type="string">
            <text:p>Subject 13</text:p>
          </table:table-cell>
          <table:table-cell table:style-name="7,2cel-Correct" office:value-type="float" office:value="1">
            <text:p>1</text:p>
          </table:table-cell>
          <table:table-cell table:style-name="7,3cel-Correct" office:value-type="float" office:value="1">
            <text:p>1</text:p>
          </table:table-cell>
          <table:table-cell table:style-name="7,4cel-Correct" office:value-type="float" office:value="1">
            <text:p>1</text:p>
          </table:table-cell>
          <table:table-cell table:style-name="7,5cel-Correct" office:value-type="float" office:value="1">
            <text:p>1</text:p>
          </table:table-cell>
          <table:table-cell table:style-name="7,6cel-Correct" office:value-type="float" office:value="1">
            <text:p>1</text:p>
          </table:table-cell>
          <table:table-cell table:style-name="7,7cel-Correct" office:value-type="float" office:value="1">
            <text:p>1</text:p>
          </table:table-cell>
          <table:table-cell table:style-name="7,8cel-Correct" office:value-type="float" office:value="1">
            <text:p>1</text:p>
          </table:table-cell>
          <table:table-cell table:style-name="7,9cel-Correct" office:value-type="float" office:value="1">
            <text:p>1</text:p>
          </table:table-cell>
          <table:table-cell table:style-name="7,10cel-Correct" office:value-type="float" office:value="1">
            <text:p>1</text:p>
          </table:table-cell>
          <table:table-cell table:style-name="7,11cel-Correct" office:value-type="float" office:value="1">
            <text:p>1</text:p>
          </table:table-cell>
          <table:table-cell office:value-type="string">
            <text:p>all good</text:p>
          </table:table-cell>
          <table:table-cell/>
          <table:table-cell/>
          <table:table-cell/>
          <table:table-cell/>
          <table:table-cell/>
          <table:table-cell/>
          <table:table-cell/>
          <table:table-cell/>
        </table:table-row>
        <table:table-row table:style-name="_row-Correct">
          <table:table-cell office:value-type="string">
            <text:p>Subject 14</text:p>
          </table:table-cell>
          <table:table-cell table:style-name="8,2cel-Correct" office:value-type="float" office:value="-1">
            <text:p>-1</text:p>
          </table:table-cell>
          <table:table-cell table:style-name="8,3cel-Correct" office:value-type="float" office:value="-1">
            <text:p>-1</text:p>
          </table:table-cell>
          <table:table-cell table:style-name="8,4cel-Correct" office:value-type="float" office:value="-1">
            <text:p>-1</text:p>
          </table:table-cell>
          <table:table-cell table:style-name="8,5cel-Correct" office:value-type="float" office:value="1">
            <text:p>1</text:p>
          </table:table-cell>
          <table:table-cell table:style-name="8,6cel-Correct" office:value-type="float" office:value="-1">
            <text:p>-1</text:p>
          </table:table-cell>
          <table:table-cell table:style-name="8,7cel-Correct" office:value-type="float" office:value="-1">
            <text:p>-1</text:p>
          </table:table-cell>
          <table:table-cell table:style-name="8,8cel-Correct" office:value-type="float" office:value="1">
            <text:p>1</text:p>
          </table:table-cell>
          <table:table-cell table:style-name="8,9cel-Correct" office:value-type="float" office:value="1">
            <text:p>1</text:p>
          </table:table-cell>
          <table:table-cell table:style-name="8,10cel-Correct" office:value-type="float" office:value="1">
            <text:p>1</text:p>
          </table:table-cell>
          <table:table-cell table:style-name="8,11cel-Correct" office:value-type="float" office:value="-1">
            <text:p>-1</text:p>
          </table:table-cell>
          <table:table-cell office:value-type="string">
            <text:p>really bad direction set.  Question 6 says "almost but at janitor's closet".</text:p>
          </table:table-cell>
          <table:table-cell/>
          <table:table-cell/>
          <table:table-cell/>
          <table:table-cell/>
          <table:table-cell/>
          <table:table-cell/>
          <table:table-cell/>
          <table:table-cell/>
        </table:table-row>
        <table:table-row table:style-name="_row-Correct">
          <table:table-cell office:value-type="string">
            <text:p>subject 17</text:p>
          </table:table-cell>
          <table:table-cell table:style-name="9,2cel-Correct" office:value-type="float" office:value="0">
            <text:p>0</text:p>
          </table:table-cell>
          <table:table-cell table:style-name="9,3cel-Correct" office:value-type="float" office:value="1">
            <text:p>1</text:p>
          </table:table-cell>
          <table:table-cell table:style-name="9,4cel-Correct" office:value-type="float" office:value="1">
            <text:p>1</text:p>
          </table:table-cell>
          <table:table-cell table:style-name="9,5cel-Correct" office:value-type="float" office:value="1">
            <text:p>1</text:p>
          </table:table-cell>
          <table:table-cell table:style-name="9,6cel-Correct" office:value-type="float" office:value="1">
            <text:p>1</text:p>
          </table:table-cell>
          <table:table-cell table:style-name="9,7cel-Correct" office:value-type="float" office:value="1">
            <text:p>1</text:p>
          </table:table-cell>
          <table:table-cell table:style-name="9,8cel-Correct" office:value-type="float" office:value="1">
            <text:p>1</text:p>
          </table:table-cell>
          <table:table-cell table:style-name="9,9cel-Correct" office:value-type="float" office:value="1">
            <text:p>1</text:p>
          </table:table-cell>
          <table:table-cell table:style-name="9,10cel-Correct" office:value-type="float" office:value="1">
            <text:p>1</text:p>
          </table:table-cell>
          <table:table-cell table:style-name="9,11cel-Correct" office:value-type="float" office:value="1">
            <text:p>1</text:p>
          </table:table-cell>
          <table:table-cell/>
          <table:table-cell/>
          <table:table-cell/>
          <table:table-cell/>
          <table:table-cell/>
          <table:table-cell/>
          <table:table-cell/>
          <table:table-cell/>
          <table:table-cell/>
        </table:table-row>
        <table:table-row table:style-name="_row-Correct">
          <table:table-cell office:value-type="string">
            <text:p>Subject 18</text:p>
          </table:table-cell>
          <table:table-cell table:style-name="10,2cel-Correct" office:value-type="float" office:value="-1">
            <text:p>-1</text:p>
          </table:table-cell>
          <table:table-cell table:style-name="10,3cel-Correct" office:value-type="float" office:value="1">
            <text:p>1</text:p>
          </table:table-cell>
          <table:table-cell table:style-name="10,4cel-Correct" office:value-type="float" office:value="1">
            <text:p>1</text:p>
          </table:table-cell>
          <table:table-cell table:style-name="10,5cel-Correct" office:value-type="float" office:value="1">
            <text:p>1</text:p>
          </table:table-cell>
          <table:table-cell table:style-name="10,6cel-Correct" office:value-type="float" office:value="1">
            <text:p>1</text:p>
          </table:table-cell>
          <table:table-cell table:style-name="10,7cel-Correct" office:value-type="float" office:value="1">
            <text:p>1</text:p>
          </table:table-cell>
          <table:table-cell table:style-name="10,8cel-Correct" office:value-type="float" office:value="1">
            <text:p>1</text:p>
          </table:table-cell>
          <table:table-cell table:style-name="10,9cel-Correct" office:value-type="float" office:value="1">
            <text:p>1</text:p>
          </table:table-cell>
          <table:table-cell table:style-name="10,10cel-Correct" office:value-type="float" office:value="1">
            <text:p>1</text:p>
          </table:table-cell>
          <table:table-cell table:style-name="10,11cel-Correct" office:value-type="float" office:value="1">
            <text:p>1</text:p>
          </table:table-cell>
          <table:table-cell office:value-type="string">
            <text:p>On question 1, right and left were mixed up.  otherwise, all good</text:p>
          </table:table-cell>
          <table:table-cell/>
          <table:table-cell/>
          <table:table-cell/>
          <table:table-cell/>
          <table:table-cell/>
          <table:table-cell/>
          <table:table-cell/>
          <table:table-cell/>
        </table:table-row>
        <table:table-row table:style-name="_row-Correct">
          <table:table-cell office:value-type="string">
            <text:p>subject 20</text:p>
          </table:table-cell>
          <table:table-cell table:style-name="11,2cel-Correct" office:value-type="float" office:value="1">
            <text:p>1</text:p>
          </table:table-cell>
          <table:table-cell table:style-name="11,3cel-Correct" office:value-type="float" office:value="1">
            <text:p>1</text:p>
          </table:table-cell>
          <table:table-cell table:style-name="11,4cel-Correct" office:value-type="float" office:value="1">
            <text:p>1</text:p>
          </table:table-cell>
          <table:table-cell table:style-name="11,5cel-Correct" office:value-type="float" office:value="0">
            <text:p>0</text:p>
          </table:table-cell>
          <table:table-cell table:style-name="11,6cel-Correct" office:value-type="float" office:value="0">
            <text:p>0</text:p>
          </table:table-cell>
          <table:table-cell table:style-name="11,7cel-Correct" office:value-type="float" office:value="0">
            <text:p>0</text:p>
          </table:table-cell>
          <table:table-cell table:style-name="11,8cel-Correct" office:value-type="float" office:value="1">
            <text:p>1</text:p>
          </table:table-cell>
          <table:table-cell table:style-name="11,9cel-Correct" office:value-type="float" office:value="1">
            <text:p>1</text:p>
          </table:table-cell>
          <table:table-cell table:style-name="11,10cel-Correct" office:value-type="float" office:value="1">
            <text:p>1</text:p>
          </table:table-cell>
          <table:table-cell table:style-name="11,11cel-Correct" office:value-type="float" office:value="-1">
            <text:p>-1</text:p>
          </table:table-cell>
          <table:table-cell office:value-type="string">
            <text:p>Q4 - no orientation for the mail boxes Q5- should be right but said as left Q6 - should be right but is left Q10 shold be right but written as left </text:p>
          </table:table-cell>
          <table:table-cell/>
          <table:table-cell/>
          <table:table-cell/>
          <table:table-cell/>
          <table:table-cell/>
          <table:table-cell/>
          <table:table-cell/>
          <table:table-cell/>
        </table:table-row>
        <table:table-row table:style-name="_row-Correct">
          <table:table-cell office:value-type="string">
            <text:p>Subject 21</text:p>
          </table:table-cell>
          <table:table-cell table:style-name="12,2cel-Correct" office:value-type="float" office:value="1">
            <text:p>1</text:p>
          </table:table-cell>
          <table:table-cell table:style-name="12,3cel-Correct" office:value-type="float" office:value="1">
            <text:p>1</text:p>
          </table:table-cell>
          <table:table-cell table:style-name="12,4cel-Correct" office:value-type="float" office:value="1">
            <text:p>1</text:p>
          </table:table-cell>
          <table:table-cell table:style-name="12,5cel-Correct" office:value-type="float" office:value="0">
            <text:p>0</text:p>
          </table:table-cell>
          <table:table-cell table:style-name="12,6cel-Correct" office:value-type="float" office:value="0">
            <text:p>0</text:p>
          </table:table-cell>
          <table:table-cell table:style-name="12,7cel-Correct" office:value-type="float" office:value="1">
            <text:p>1</text:p>
          </table:table-cell>
          <table:table-cell table:style-name="12,8cel-Correct" office:value-type="float" office:value="1">
            <text:p>1</text:p>
          </table:table-cell>
          <table:table-cell table:style-name="12,9cel-Correct" office:value-type="float" office:value="1">
            <text:p>1</text:p>
          </table:table-cell>
          <table:table-cell table:style-name="12,10cel-Correct" office:value-type="float" office:value="1">
            <text:p>1</text:p>
          </table:table-cell>
          <table:table-cell table:style-name="12,11cel-Correct" office:value-type="float" office:value="1">
            <text:p>1</text:p>
          </table:table-cell>
          <table:table-cell office:value-type="string">
            <text:p>question 3: confused at double doors</text:p>
          </table:table-cell>
          <table:table-cell/>
          <table:table-cell table:style-name="12,14cel-Correct" office:value-type="float" office:value="0">
            <text:p>0</text:p>
          </table:table-cell>
          <table:table-cell office:value-type="string">
            <text:p>questionable</text:p>
          </table:table-cell>
          <table:table-cell/>
          <table:table-cell/>
          <table:table-cell/>
          <table:table-cell/>
          <table:table-cell/>
        </table:table-row>
        <table:table-row table:style-name="_row-Correct">
          <table:table-cell office:value-type="string">
            <text:p>subject 26</text:p>
          </table:table-cell>
          <table:table-cell table:style-name="13,2cel-Correct" office:value-type="float" office:value="1">
            <text:p>1</text:p>
          </table:table-cell>
          <table:table-cell table:style-name="13,3cel-Correct" office:value-type="float" office:value="1">
            <text:p>1</text:p>
          </table:table-cell>
          <table:table-cell table:style-name="13,4cel-Correct" office:value-type="float" office:value="1">
            <text:p>1</text:p>
          </table:table-cell>
          <table:table-cell table:style-name="13,5cel-Correct" office:value-type="float" office:value="1">
            <text:p>1</text:p>
          </table:table-cell>
          <table:table-cell table:style-name="13,6cel-Correct" office:value-type="float" office:value="0">
            <text:p>0</text:p>
          </table:table-cell>
          <table:table-cell table:style-name="13,7cel-Correct" office:value-type="float" office:value="1">
            <text:p>1</text:p>
          </table:table-cell>
          <table:table-cell table:style-name="13,8cel-Correct" office:value-type="float" office:value="1">
            <text:p>1</text:p>
          </table:table-cell>
          <table:table-cell table:style-name="13,9cel-Correct" office:value-type="float" office:value="1">
            <text:p>1</text:p>
          </table:table-cell>
          <table:table-cell table:style-name="13,10cel-Correct" office:value-type="float" office:value="1">
            <text:p>1</text:p>
          </table:table-cell>
          <table:table-cell table:style-name="13,11cel-Correct" office:value-type="float" office:value="1">
            <text:p>1</text:p>
          </table:table-cell>
          <table:table-cell office:value-type="string">
            <text:p>"I cued him"</text:p>
          </table:table-cell>
          <table:table-cell/>
          <table:table-cell/>
          <table:table-cell/>
          <table:table-cell/>
          <table:table-cell/>
          <table:table-cell/>
          <table:table-cell/>
          <table:table-cell/>
        </table:table-row>
        <table:table-row table:style-name="_row-Correct">
          <table:table-cell office:value-type="string">
            <text:p>subject 27</text:p>
          </table:table-cell>
          <table:table-cell table:style-name="14,2cel-Correct" office:value-type="float" office:value="1">
            <text:p>1</text:p>
          </table:table-cell>
          <table:table-cell table:style-name="14,3cel-Correct" office:value-type="float" office:value="1">
            <text:p>1</text:p>
          </table:table-cell>
          <table:table-cell table:style-name="14,4cel-Correct" office:value-type="float" office:value="1">
            <text:p>1</text:p>
          </table:table-cell>
          <table:table-cell table:style-name="14,5cel-Correct" office:value-type="float" office:value="1">
            <text:p>1</text:p>
          </table:table-cell>
          <table:table-cell table:style-name="14,6cel-Correct" office:value-type="float" office:value="1">
            <text:p>1</text:p>
          </table:table-cell>
          <table:table-cell table:style-name="14,7cel-Correct" office:value-type="float" office:value="1">
            <text:p>1</text:p>
          </table:table-cell>
          <table:table-cell table:style-name="14,8cel-Correct" office:value-type="float" office:value="1">
            <text:p>1</text:p>
          </table:table-cell>
          <table:table-cell table:style-name="14,9cel-Correct" office:value-type="float" office:value="1">
            <text:p>1</text:p>
          </table:table-cell>
          <table:table-cell table:style-name="14,10cel-Correct" office:value-type="float" office:value="0">
            <text:p>0</text:p>
          </table:table-cell>
          <table:table-cell table:style-name="14,11cel-Correct" office:value-type="float" office:value="0">
            <text:p>0</text:p>
          </table:table-cell>
          <table:table-cell office:value-type="string">
            <text:p>question 9: corner confusing given kitchen okay. 10 is labeled as 0 which I believe is confusing but sorry I don't remember</text:p>
          </table:table-cell>
          <table:table-cell/>
          <table:table-cell/>
          <table:table-cell/>
          <table:table-cell/>
          <table:table-cell/>
          <table:table-cell/>
          <table:table-cell/>
          <table:table-cell/>
        </table:table-row>
        <table:table-row table:style-name="_row-Correct">
          <table:table-cell office:value-type="string">
            <text:p>subject 28</text:p>
          </table:table-cell>
          <table:table-cell table:style-name="15,2cel-Correct" office:value-type="float" office:value="1">
            <text:p>1</text:p>
          </table:table-cell>
          <table:table-cell table:style-name="15,3cel-Correct" office:value-type="float" office:value="1">
            <text:p>1</text:p>
          </table:table-cell>
          <table:table-cell table:style-name="15,4cel-Correct" office:value-type="float" office:value="-1">
            <text:p>-1</text:p>
          </table:table-cell>
          <table:table-cell table:style-name="15,5cel-Correct" office:value-type="float" office:value="1">
            <text:p>1</text:p>
          </table:table-cell>
          <table:table-cell table:style-name="15,6cel-Correct" office:value-type="float" office:value="1">
            <text:p>1</text:p>
          </table:table-cell>
          <table:table-cell table:style-name="15,7cel-Correct" office:value-type="float" office:value="1">
            <text:p>1</text:p>
          </table:table-cell>
          <table:table-cell table:style-name="15,8cel-Correct" office:value-type="float" office:value="1">
            <text:p>1</text:p>
          </table:table-cell>
          <table:table-cell table:style-name="15,9cel-Correct" office:value-type="float" office:value="1">
            <text:p>1</text:p>
          </table:table-cell>
          <table:table-cell table:style-name="15,10cel-Correct" office:value-type="float" office:value="1">
            <text:p>1</text:p>
          </table:table-cell>
          <table:table-cell table:style-name="15,11cel-Correct" office:value-type="float" office:value="1">
            <text:p>1</text:p>
          </table:table-cell>
          <table:table-cell office:value-type="string">
            <text:p>direction 3: first time failed. i read it again and then subject could follow (might be an orientation issue)</text:p>
          </table:table-cell>
          <table:table-cell/>
          <table:table-cell/>
          <table:table-cell/>
          <table:table-cell/>
          <table:table-cell/>
          <table:table-cell/>
          <table:table-cell/>
          <table:table-cell/>
        </table:table-row>
        <table:table-row table:style-name="_row-Correct">
          <table:table-cell office:value-type="string">
            <text:p>subject 29</text:p>
          </table:table-cell>
          <table:table-cell table:style-name="16,2cel-Correct" office:value-type="float" office:value="1">
            <text:p>1</text:p>
          </table:table-cell>
          <table:table-cell table:style-name="16,3cel-Correct" office:value-type="float" office:value="1">
            <text:p>1</text:p>
          </table:table-cell>
          <table:table-cell table:style-name="16,4cel-Correct" office:value-type="float" office:value="1">
            <text:p>1</text:p>
          </table:table-cell>
          <table:table-cell table:style-name="16,5cel-Correct" office:value-type="float" office:value="1">
            <text:p>1</text:p>
          </table:table-cell>
          <table:table-cell table:style-name="16,6cel-Correct" office:value-type="float" office:value="1">
            <text:p>1</text:p>
          </table:table-cell>
          <table:table-cell table:style-name="16,7cel-Correct" office:value-type="float" office:value="1">
            <text:p>1</text:p>
          </table:table-cell>
          <table:table-cell table:style-name="16,8cel-Correct" office:value-type="float" office:value="-1">
            <text:p>-1</text:p>
          </table:table-cell>
          <table:table-cell table:style-name="16,9cel-Correct" office:value-type="float" office:value="1">
            <text:p>1</text:p>
          </table:table-cell>
          <table:table-cell table:style-name="16,10cel-Correct" office:value-type="float" office:value="1">
            <text:p>1</text:p>
          </table:table-cell>
          <table:table-cell table:style-name="16,11cel-Correct" office:value-type="float" office:value="1">
            <text:p>1</text:p>
          </table:table-cell>
          <table:table-cell office:value-type="string">
            <text:p>q7 wrong destintion</text:p>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Correct">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modern" style:font-pitch="fixed"/>
    <style:font-face style:name="Georgia" svg:font-family="Georgia" style:font-family-generic="roman" style:font-pitch="variable"/>
    <style:font-face style:name="Trebuchet MS" svg:font-family="'Trebuchet MS'" style:font-family-generic="swiss" style:font-pitch="variable"/>
    <style:font-face style:name="Verdana" svg:font-family="Verdana" style:font-family-generic="swiss" style:font-pitch="variable"/>
  </office:font-face-decls>
  <office:styles>
    <style:default-style style:family="table-cell">
      <style:text-properties style:font-name="Arial"/>
    </style:default-style>
    <style:style style:name="Default" style:family="table-cell">
      <style:table-cell-properties fo:wrap-option="wrap"/>
    </style:style>
  </office:styles>
</office:document-styles>
</file>

<file path=meta.xml><?xml version="1.0" encoding="utf-8"?>
<office:document-meta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meta>
    <meta:generator>Google Spreadsheets</meta:generator>
  </office:meta>
</office:document-meta>
</file>